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0.4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row.nam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context_id</text:p>
          </table:table-cell>
          <table:table-cell table:style-name="ce1" office:value-type="string" calcext:value-type="string">
            <text:p>gesture_id</text:p>
          </table:table-cell>
          <table:table-cell table:style-name="ce1" office:value-type="string" calcext:value-type="string">
            <text:p>gesture_confirmation_id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nippet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locality</text:p>
          </table:table-cell>
          <table:table-cell table:style-name="ce1" office:value-type="string" calcext:value-type="string">
            <text:p>timestamp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348" calcext:value-type="float">
            <text:p>35.69</text:p>
          </table:table-cell>
          <table:table-cell office:value-type="float" office:value="139.7578" calcext:value-type="float">
            <text:p>139.76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08-07-2015, 4:22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40000000" calcext:value-type="float">
            <text:p>1.44E+01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6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8-07-2015, 8:0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4000000" calcext:value-type="float">
            <text:p>1.44E+01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36455" calcext:value-type="float">
            <text:p>35.36</text:p>
          </table:table-cell>
          <table:table-cell office:value-type="float" office:value="135.2459" calcext:value-type="float">
            <text:p>135.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8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4000000" calcext:value-type="float">
            <text:p>1.44E+0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15232" calcext:value-type="float">
            <text:p>35.15</text:p>
          </table:table-cell>
          <table:table-cell office:value-type="float" office:value="136.9435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8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5000000" calcext:value-type="float">
            <text:p>1.44E+0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0545" calcext:value-type="float">
            <text:p>36.05</text:p>
          </table:table-cell>
          <table:table-cell office:value-type="float" office:value="139.5379" calcext:value-type="float">
            <text:p>139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8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5000000" calcext:value-type="float">
            <text:p>1.44E+0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935" calcext:value-type="float">
            <text:p>35.77</text:p>
          </table:table-cell>
          <table:table-cell office:value-type="float" office:value="139.7895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8-07-2015, 8:36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5000000" calcext:value-type="float">
            <text:p>1.44E+0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618" calcext:value-type="float">
            <text:p>35.7</text:p>
          </table:table-cell>
          <table:table-cell office:value-type="float" office:value="139.7607" calcext:value-type="float">
            <text:p>139.76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08-07-2015, 8:44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6000000" calcext:value-type="float">
            <text:p>1.44E+01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012" calcext:value-type="float">
            <text:p>35.65</text:p>
          </table:table-cell>
          <table:table-cell office:value-type="float" office:value="140.0341" calcext:value-type="float">
            <text:p>140.0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8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6000000" calcext:value-type="float">
            <text:p>1.44E+01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618" calcext:value-type="float">
            <text:p>35.7</text:p>
          </table:table-cell>
          <table:table-cell office:value-type="float" office:value="139.7608" calcext:value-type="float">
            <text:p>139.76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8-07-2015, 8:48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6000000" calcext:value-type="float">
            <text:p>1.44E+01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418" calcext:value-type="float">
            <text:p>35.68</text:p>
          </table:table-cell>
          <table:table-cell office:value-type="float" office:value="139.8453" calcext:value-type="float">
            <text:p>139.8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8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6000000" calcext:value-type="float">
            <text:p>1.44E+01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57927" calcext:value-type="float">
            <text:p>33.58</text:p>
          </table:table-cell>
          <table:table-cell office:value-type="float" office:value="130.3887" calcext:value-type="float">
            <text:p>130.3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8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6000000" calcext:value-type="float">
            <text:p>1.44E+01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6302" calcext:value-type="float">
            <text:p>35.66</text:p>
          </table:table-cell>
          <table:table-cell office:value-type="float" office:value="140.0415" calcext:value-type="float">
            <text:p>140.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8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7000000" calcext:value-type="float">
            <text:p>1.44E+01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6367" calcext:value-type="float">
            <text:p>40.64</text:p>
          </table:table-cell>
          <table:table-cell office:value-type="float" office:value="140.4944" calcext:value-type="float">
            <text:p>140.4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8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7000000" calcext:value-type="float">
            <text:p>1.44E+01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40347" calcext:value-type="float">
            <text:p>33.4</text:p>
          </table:table-cell>
          <table:table-cell office:value-type="float" office:value="130.5157" calcext:value-type="float">
            <text:p>130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9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9000000" calcext:value-type="float">
            <text:p>1.44E+01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233" calcext:value-type="float">
            <text:p>2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6887" calcext:value-type="float">
            <text:p>35.57</text:p>
          </table:table-cell>
          <table:table-cell office:value-type="float" office:value="139.6306" calcext:value-type="float">
            <text:p>139.6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9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9000000" calcext:value-type="float">
            <text:p>1.44E+0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02906" calcext:value-type="float">
            <text:p>35.03</text:p>
          </table:table-cell>
          <table:table-cell office:value-type="float" office:value="136.6791" calcext:value-type="float">
            <text:p>136.6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8-07-2015, 10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1000000" calcext:value-type="float">
            <text:p>1.44E+0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6288" calcext:value-type="float">
            <text:p>36.66</text:p>
          </table:table-cell>
          <table:table-cell office:value-type="float" office:value="139.0846" calcext:value-type="float">
            <text:p>139.0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10:1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1000000" calcext:value-type="float">
            <text:p>1.44E+01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.01573" calcext:value-type="float">
            <text:p>36.02</text:p>
          </table:table-cell>
          <table:table-cell office:value-type="float" office:value="139.659" calcext:value-type="float">
            <text:p>139.6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8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1000000" calcext:value-type="float">
            <text:p>1.44E+0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7111" calcext:value-type="float">
            <text:p>34.71</text:p>
          </table:table-cell>
          <table:table-cell office:value-type="float" office:value="135.5114" calcext:value-type="float">
            <text:p>135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10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3000000" calcext:value-type="float">
            <text:p>1.44E+01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17579" calcext:value-type="float">
            <text:p>33.18</text:p>
          </table:table-cell>
          <table:table-cell office:value-type="float" office:value="129.6647" calcext:value-type="float">
            <text:p>129.6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11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4000000" calcext:value-type="float">
            <text:p>1.44E+01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93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11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5000000" calcext:value-type="float">
            <text:p>1.44E+0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315" calcext:value-type="float">
            <text:p>35.71</text:p>
          </table:table-cell>
          <table:table-cell office:value-type="float" office:value="139.7041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11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5000000" calcext:value-type="float">
            <text:p>1.44E+01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9635" calcext:value-type="float">
            <text:p>35.8</text:p>
          </table:table-cell>
          <table:table-cell office:value-type="float" office:value="139.9155" calcext:value-type="float">
            <text:p>139.9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11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5000000" calcext:value-type="float">
            <text:p>1.44E+01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25237" calcext:value-type="float">
            <text:p>26.25</text:p>
          </table:table-cell>
          <table:table-cell office:value-type="float" office:value="127.7575" calcext:value-type="float">
            <text:p>127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9000000" calcext:value-type="float">
            <text:p>1.44E+01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654" calcext:value-type="float">
            <text:p>35.58</text:p>
          </table:table-cell>
          <table:table-cell office:value-type="float" office:value="139.5938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9000000" calcext:value-type="float">
            <text:p>1.44E+0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25359" calcext:value-type="float">
            <text:p>26.25</text:p>
          </table:table-cell>
          <table:table-cell office:value-type="float" office:value="127.7561" calcext:value-type="float">
            <text:p>127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9000000" calcext:value-type="float">
            <text:p>1.44E+01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6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12:38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70000000" calcext:value-type="float">
            <text:p>1.44E+01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367" calcext:value-type="float">
            <text:p>35.15</text:p>
          </table:table-cell>
          <table:table-cell office:value-type="float" office:value="136.9433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70000000" calcext:value-type="float">
            <text:p>1.44E+01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07" calcext:value-type="float">
            <text:p>35.77</text:p>
          </table:table-cell>
          <table:table-cell office:value-type="float" office:value="139.7889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12:41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70000000" calcext:value-type="float">
            <text:p>1.44E+01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232" calcext:value-type="float">
            <text:p>35.15</text:p>
          </table:table-cell>
          <table:table-cell office:value-type="float" office:value="136.9436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71000000" calcext:value-type="float">
            <text:p>1.44E+01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27" calcext:value-type="float">
            <text:p>727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53921" calcext:value-type="float">
            <text:p>33.54</text:p>
          </table:table-cell>
          <table:table-cell office:value-type="float" office:value="133.5038" calcext:value-type="float">
            <text:p>133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71000000" calcext:value-type="float">
            <text:p>1.44E+01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28" calcext:value-type="float">
            <text:p>728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25283" calcext:value-type="float">
            <text:p>26.25</text:p>
          </table:table-cell>
          <table:table-cell office:value-type="float" office:value="127.7561" calcext:value-type="float">
            <text:p>127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:08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72000000" calcext:value-type="float">
            <text:p>1.44E+01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29" calcext:value-type="float">
            <text:p>729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548" calcext:value-type="float">
            <text:p>35.72</text:p>
          </table:table-cell>
          <table:table-cell office:value-type="float" office:value="139.7841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86000000" calcext:value-type="float">
            <text:p>1.44E+01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30" calcext:value-type="float">
            <text:p>73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5295" calcext:value-type="float">
            <text:p>34.65</text:p>
          </table:table-cell>
          <table:table-cell office:value-type="float" office:value="134.5118" calcext:value-type="float">
            <text:p>134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88000000" calcext:value-type="float">
            <text:p>1.44E+0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31" calcext:value-type="float">
            <text:p>731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40591" calcext:value-type="float">
            <text:p>33.41</text:p>
          </table:table-cell>
          <table:table-cell office:value-type="float" office:value="130.5175" calcext:value-type="float">
            <text:p>130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88000000" calcext:value-type="float">
            <text:p>1.44E+01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32" calcext:value-type="float">
            <text:p>73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5898" calcext:value-type="float">
            <text:p>34.66</text:p>
          </table:table-cell>
          <table:table-cell office:value-type="float" office:value="134.5156" calcext:value-type="float">
            <text:p>134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3000000" calcext:value-type="float">
            <text:p>1.44E+01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33" calcext:value-type="float">
            <text:p>733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4957" calcext:value-type="float">
            <text:p>34.65</text:p>
          </table:table-cell>
          <table:table-cell office:value-type="float" office:value="134.5155" calcext:value-type="float">
            <text:p>134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4000000" calcext:value-type="float">
            <text:p>1.44E+01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34" calcext:value-type="float">
            <text:p>734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7195" calcext:value-type="float">
            <text:p>39.77</text:p>
          </table:table-cell>
          <table:table-cell office:value-type="float" office:value="141.1367" calcext:value-type="float">
            <text:p>141.1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5000000" calcext:value-type="float">
            <text:p>1.44E+01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35" calcext:value-type="float">
            <text:p>73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91328" calcext:value-type="float">
            <text:p>35.91</text:p>
          </table:table-cell>
          <table:table-cell office:value-type="float" office:value="139.4779" calcext:value-type="float">
            <text:p>139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4000000" calcext:value-type="float">
            <text:p>1.44E+01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0727" calcext:value-type="float">
            <text:p>35.91</text:p>
          </table:table-cell>
          <table:table-cell office:value-type="float" office:value="139.4831" calcext:value-type="float">
            <text:p>139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4000000" calcext:value-type="float">
            <text:p>1.44E+01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37" calcext:value-type="float">
            <text:p>737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5208" calcext:value-type="float">
            <text:p>34.65</text:p>
          </table:table-cell>
          <table:table-cell office:value-type="float" office:value="134.5092" calcext:value-type="float">
            <text:p>134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5000000" calcext:value-type="float">
            <text:p>1.44E+0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38" calcext:value-type="float">
            <text:p>738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859" calcext:value-type="float">
            <text:p>35.58</text:p>
          </table:table-cell>
          <table:table-cell office:value-type="float" office:value="139.5942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5000000" calcext:value-type="float">
            <text:p>1.44E+01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39" calcext:value-type="float">
            <text:p>739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51" calcext:value-type="float">
            <text:p>35.65</text:p>
          </table:table-cell>
          <table:table-cell office:value-type="float" office:value="139.7524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8105" calcext:value-type="float">
            <text:p>35.58</text:p>
          </table:table-cell>
          <table:table-cell office:value-type="float" office:value="139.5934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41" calcext:value-type="float">
            <text:p>741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8271" calcext:value-type="float">
            <text:p>35.58</text:p>
          </table:table-cell>
          <table:table-cell office:value-type="float" office:value="139.5925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42" calcext:value-type="float">
            <text:p>742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0367" calcext:value-type="float">
            <text:p>43.04</text:p>
          </table:table-cell>
          <table:table-cell office:value-type="float" office:value="141.3631" calcext:value-type="float">
            <text:p>141.3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43" calcext:value-type="float">
            <text:p>743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89" calcext:value-type="float">
            <text:p>35.65</text:p>
          </table:table-cell>
          <table:table-cell office:value-type="float" office:value="139.7535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6798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09-07-2015, 7:58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45" calcext:value-type="float">
            <text:p>74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371" calcext:value-type="float">
            <text:p>35.71</text:p>
          </table:table-cell>
          <table:table-cell office:value-type="float" office:value="139.7043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46" calcext:value-type="float">
            <text:p>746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0091" calcext:value-type="float">
            <text:p>35.6</text:p>
          </table:table-cell>
          <table:table-cell office:value-type="float" office:value="139.6125" calcext:value-type="float">
            <text:p>139.6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47" calcext:value-type="float">
            <text:p>74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0032" calcext:value-type="float">
            <text:p>35.7</text:p>
          </table:table-cell>
          <table:table-cell office:value-type="float" office:value="139.7012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6" calcext:value-type="float">
            <text:p>35.72</text:p>
          </table:table-cell>
          <table:table-cell office:value-type="float" office:value="139.781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1152" calcext:value-type="float">
            <text:p>35.61</text:p>
          </table:table-cell>
          <table:table-cell office:value-type="float" office:value="139.6265" calcext:value-type="float">
            <text:p>139.6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007" calcext:value-type="float">
            <text:p>35.69</text:p>
          </table:table-cell>
          <table:table-cell office:value-type="float" office:value="139.7012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51" calcext:value-type="float">
            <text:p>751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0861" calcext:value-type="float">
            <text:p>35.61</text:p>
          </table:table-cell>
          <table:table-cell office:value-type="float" office:value="139.6475" calcext:value-type="float">
            <text:p>139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412" calcext:value-type="float">
            <text:p>35.71</text:p>
          </table:table-cell>
          <table:table-cell office:value-type="float" office:value="139.7782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3" calcext:value-type="float">
            <text:p>753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815" calcext:value-type="float">
            <text:p>35.73</text:p>
          </table:table-cell>
          <table:table-cell office:value-type="float" office:value="139.818" calcext:value-type="float">
            <text:p>139.8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29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54" calcext:value-type="float">
            <text:p>75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1316" calcext:value-type="float">
            <text:p>35.71</text:p>
          </table:table-cell>
          <table:table-cell office:value-type="float" office:value="139.7767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5268" calcext:value-type="float">
            <text:p>26.25</text:p>
          </table:table-cell>
          <table:table-cell office:value-type="float" office:value="127.7565" calcext:value-type="float">
            <text:p>127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9000000" calcext:value-type="float">
            <text:p>1.44E+01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56" calcext:value-type="float">
            <text:p>75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968" calcext:value-type="float">
            <text:p>35.65</text:p>
          </table:table-cell>
          <table:table-cell office:value-type="float" office:value="139.6995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9000000" calcext:value-type="float">
            <text:p>1.44E+01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57" calcext:value-type="float">
            <text:p>757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4515" calcext:value-type="float">
            <text:p>35.65</text:p>
          </table:table-cell>
          <table:table-cell office:value-type="float" office:value="139.701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9000000" calcext:value-type="float">
            <text:p>1.44E+01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8" calcext:value-type="float">
            <text:p>758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.85294" calcext:value-type="float">
            <text:p>39.85</text:p>
          </table:table-cell>
          <table:table-cell office:value-type="float" office:value="141.1106" calcext:value-type="float">
            <text:p>141.1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0000000" calcext:value-type="float">
            <text:p>1.44E+0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7045" calcext:value-type="float">
            <text:p>35.67</text:p>
          </table:table-cell>
          <table:table-cell office:value-type="float" office:value="139.7745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9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1000000" calcext:value-type="float">
            <text:p>1.44E+01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60" calcext:value-type="float">
            <text:p>76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5156" calcext:value-type="float">
            <text:p>35.75</text:p>
          </table:table-cell>
          <table:table-cell office:value-type="float" office:value="139.8059" calcext:value-type="float">
            <text:p>139.81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09-07-2015, 9:12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1000000" calcext:value-type="float">
            <text:p>1.44E+01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15115" calcext:value-type="float">
            <text:p>35.15</text:p>
          </table:table-cell>
          <table:table-cell office:value-type="float" office:value="136.9441" calcext:value-type="float">
            <text:p>136.9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2000000" calcext:value-type="float">
            <text:p>1.44E+01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62" calcext:value-type="float">
            <text:p>762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637" calcext:value-type="float">
            <text:p>35.68</text:p>
          </table:table-cell>
          <table:table-cell office:value-type="float" office:value="139.7623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2000000" calcext:value-type="float">
            <text:p>1.44E+01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63" calcext:value-type="float">
            <text:p>763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45557" calcext:value-type="float">
            <text:p>34.46</text:p>
          </table:table-cell>
          <table:table-cell office:value-type="float" office:value="135.3802" calcext:value-type="float">
            <text:p>135.3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9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2000000" calcext:value-type="float">
            <text:p>1.44E+01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64" calcext:value-type="float">
            <text:p>764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.59912" calcext:value-type="float">
            <text:p>40.6</text:p>
          </table:table-cell>
          <table:table-cell office:value-type="float" office:value="140.4666" calcext:value-type="float">
            <text:p>140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3000000" calcext:value-type="float">
            <text:p>1.44E+01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65" calcext:value-type="float">
            <text:p>76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15235" calcext:value-type="float">
            <text:p>35.15</text:p>
          </table:table-cell>
          <table:table-cell office:value-type="float" office:value="136.9435" calcext:value-type="float">
            <text:p>136.9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9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3000000" calcext:value-type="float">
            <text:p>1.44E+01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66" calcext:value-type="float">
            <text:p>766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5375" calcext:value-type="float">
            <text:p>34.65</text:p>
          </table:table-cell>
          <table:table-cell office:value-type="float" office:value="135.5386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3000000" calcext:value-type="float">
            <text:p>1.44E+01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67" calcext:value-type="float">
            <text:p>767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4005" calcext:value-type="float">
            <text:p>38.24</text:p>
          </table:table-cell>
          <table:table-cell office:value-type="float" office:value="140.892" calcext:value-type="float">
            <text:p>140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1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0000000" calcext:value-type="float">
            <text:p>1.44E+01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2948" calcext:value-type="float">
            <text:p>35.63</text:p>
          </table:table-cell>
          <table:table-cell office:value-type="float" office:value="139.7434" calcext:value-type="float">
            <text:p>139.7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1000000" calcext:value-type="float">
            <text:p>1.44E+01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69" calcext:value-type="float">
            <text:p>769</text:p>
          </table:table-cell>
          <table:table-cell office:value-type="float" office:value="223" calcext:value-type="float">
            <text:p>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02532" calcext:value-type="float">
            <text:p>36.03</text:p>
          </table:table-cell>
          <table:table-cell office:value-type="float" office:value="139.5955" calcext:value-type="float">
            <text:p>139.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1000000" calcext:value-type="float">
            <text:p>1.44E+01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70" calcext:value-type="float">
            <text:p>77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806" calcext:value-type="float">
            <text:p>35.73</text:p>
          </table:table-cell>
          <table:table-cell office:value-type="float" office:value="139.7121" calcext:value-type="float">
            <text:p>139.71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09-07-2015, 12:12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2000000" calcext:value-type="float">
            <text:p>1.44E+01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71" calcext:value-type="float">
            <text:p>771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833" calcext:value-type="float">
            <text:p>35.66</text:p>
          </table:table-cell>
          <table:table-cell office:value-type="float" office:value="139.7078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2000000" calcext:value-type="float">
            <text:p>1.44E+01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0531" calcext:value-type="float">
            <text:p>33.21</text:p>
          </table:table-cell>
          <table:table-cell office:value-type="float" office:value="130.3734" calcext:value-type="float">
            <text:p>130.3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2000000" calcext:value-type="float">
            <text:p>1.44E+01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73" calcext:value-type="float">
            <text:p>773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194" calcext:value-type="float">
            <text:p>35.49</text:p>
          </table:table-cell>
          <table:table-cell office:value-type="float" office:value="139.6143" calcext:value-type="float">
            <text:p>139.6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2000000" calcext:value-type="float">
            <text:p>1.44E+01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4997" calcext:value-type="float">
            <text:p>36.65</text:p>
          </table:table-cell>
          <table:table-cell office:value-type="float" office:value="139.058" calcext:value-type="float">
            <text:p>139.0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2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2000000" calcext:value-type="float">
            <text:p>1.44E+01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09397" calcext:value-type="float">
            <text:p>36.09</text:p>
          </table:table-cell>
          <table:table-cell office:value-type="float" office:value="139.6669" calcext:value-type="float">
            <text:p>139.6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3000000" calcext:value-type="float">
            <text:p>1.44E+01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76" calcext:value-type="float">
            <text:p>776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732" calcext:value-type="float">
            <text:p>35.7</text:p>
          </table:table-cell>
          <table:table-cell office:value-type="float" office:value="139.8264" calcext:value-type="float">
            <text:p>139.8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3000000" calcext:value-type="float">
            <text:p>1.44E+01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77" calcext:value-type="float">
            <text:p>77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9736" calcext:value-type="float">
            <text:p>35.7</text:p>
          </table:table-cell>
          <table:table-cell office:value-type="float" office:value="139.8265" calcext:value-type="float">
            <text:p>139.8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3000000" calcext:value-type="float">
            <text:p>1.44E+01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78" calcext:value-type="float">
            <text:p>77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722" calcext:value-type="float">
            <text:p>35.73</text:p>
          </table:table-cell>
          <table:table-cell office:value-type="float" office:value="139.7103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12:3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3000000" calcext:value-type="float">
            <text:p>1.44E+0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79" calcext:value-type="float">
            <text:p>779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634" calcext:value-type="float">
            <text:p>35.69</text:p>
          </table:table-cell>
          <table:table-cell office:value-type="float" office:value="139.7999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4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3000000" calcext:value-type="float">
            <text:p>1.44E+0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492" calcext:value-type="float">
            <text:p>35.71</text:p>
          </table:table-cell>
          <table:table-cell office:value-type="float" office:value="139.7181" calcext:value-type="float">
            <text:p>139.7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4000000" calcext:value-type="float">
            <text:p>1.44E+01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81" calcext:value-type="float">
            <text:p>78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492" calcext:value-type="float">
            <text:p>35.71</text:p>
          </table:table-cell>
          <table:table-cell office:value-type="float" office:value="139.7181" calcext:value-type="float">
            <text:p>139.7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4000000" calcext:value-type="float">
            <text:p>1.44E+01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.78432" calcext:value-type="float">
            <text:p>39.78</text:p>
          </table:table-cell>
          <table:table-cell office:value-type="float" office:value="141.1283" calcext:value-type="float">
            <text:p>141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83" calcext:value-type="float">
            <text:p>78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5241" calcext:value-type="float">
            <text:p>35.55</text:p>
          </table:table-cell>
          <table:table-cell office:value-type="float" office:value="139.4484" calcext:value-type="float">
            <text:p>139.4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84" calcext:value-type="float">
            <text:p>78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31" calcext:value-type="float">
            <text:p>35.15</text:p>
          </table:table-cell>
          <table:table-cell office:value-type="float" office:value="139.0049" calcext:value-type="float">
            <text:p>13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85" calcext:value-type="float">
            <text:p>78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6" calcext:value-type="float">
            <text:p>78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89" calcext:value-type="float">
            <text:p>78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90" calcext:value-type="float">
            <text:p>79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91" calcext:value-type="float">
            <text:p>79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92" calcext:value-type="float">
            <text:p>79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93" calcext:value-type="float">
            <text:p>793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5757" calcext:value-type="float">
            <text:p>36.66</text:p>
          </table:table-cell>
          <table:table-cell office:value-type="float" office:value="139.0757" calcext:value-type="float">
            <text:p>139.0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:32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6000000" calcext:value-type="float">
            <text:p>1.44E+01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94" calcext:value-type="float">
            <text:p>79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2894" calcext:value-type="float">
            <text:p>35.63</text:p>
          </table:table-cell>
          <table:table-cell office:value-type="float" office:value="139.7444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7000000" calcext:value-type="float">
            <text:p>1.44E+01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199" calcext:value-type="float">
            <text:p>35.15</text:p>
          </table:table-cell>
          <table:table-cell office:value-type="float" office:value="136.9447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8000000" calcext:value-type="float">
            <text:p>1.44E+01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96" calcext:value-type="float">
            <text:p>796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394" calcext:value-type="float">
            <text:p>35.68</text:p>
          </table:table-cell>
          <table:table-cell office:value-type="float" office:value="139.7986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2:0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8000000" calcext:value-type="float">
            <text:p>1.44E+01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97" calcext:value-type="float">
            <text:p>79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52" calcext:value-type="float">
            <text:p>35.65</text:p>
          </table:table-cell>
          <table:table-cell office:value-type="float" office:value="139.7524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2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9000000" calcext:value-type="float">
            <text:p>1.44E+01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98" calcext:value-type="float">
            <text:p>798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1849" calcext:value-type="float">
            <text:p>35.72</text:p>
          </table:table-cell>
          <table:table-cell office:value-type="float" office:value="139.6699" calcext:value-type="float">
            <text:p>139.6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2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9000000" calcext:value-type="float">
            <text:p>1.44E+01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7742" calcext:value-type="float">
            <text:p>35.68</text:p>
          </table:table-cell>
          <table:table-cell office:value-type="float" office:value="139.7627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2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9000000" calcext:value-type="float">
            <text:p>1.44E+01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7889" calcext:value-type="float">
            <text:p>35.68</text:p>
          </table:table-cell>
          <table:table-cell office:value-type="float" office:value="139.763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2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0000000" calcext:value-type="float">
            <text:p>1.44E+01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01" calcext:value-type="float">
            <text:p>801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8001" calcext:value-type="float">
            <text:p>35.8</text:p>
          </table:table-cell>
          <table:table-cell office:value-type="float" office:value="139.9119" calcext:value-type="float">
            <text:p>139.9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2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0000000" calcext:value-type="float">
            <text:p>1.44E+0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  <table:table-cell office:value-type="float" office:value="267" calcext:value-type="float">
            <text:p>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56783" calcext:value-type="float">
            <text:p>33.57</text:p>
          </table:table-cell>
          <table:table-cell office:value-type="float" office:value="130.4326" calcext:value-type="float">
            <text:p>130.4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2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0000000" calcext:value-type="float">
            <text:p>1.44E+01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03" calcext:value-type="float">
            <text:p>80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.56477" calcext:value-type="float">
            <text:p>34.56</text:p>
          </table:table-cell>
          <table:table-cell office:value-type="float" office:value="132.8458" calcext:value-type="float">
            <text:p>132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2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0000000" calcext:value-type="float">
            <text:p>1.44E+01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04" calcext:value-type="float">
            <text:p>804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45672" calcext:value-type="float">
            <text:p>34.46</text:p>
          </table:table-cell>
          <table:table-cell office:value-type="float" office:value="135.3824" calcext:value-type="float">
            <text:p>135.3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3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2000000" calcext:value-type="float">
            <text:p>1.44E+0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69922" calcext:value-type="float">
            <text:p>34.7</text:p>
          </table:table-cell>
          <table:table-cell office:value-type="float" office:value="135.4987" calcext:value-type="float">
            <text:p>135.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3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2000000" calcext:value-type="float">
            <text:p>1.44E+01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06" calcext:value-type="float">
            <text:p>806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.24402" calcext:value-type="float">
            <text:p>38.24</text:p>
          </table:table-cell>
          <table:table-cell office:value-type="float" office:value="140.901" calcext:value-type="float">
            <text:p>140.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3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4000000" calcext:value-type="float">
            <text:p>1.44E+01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9852" calcext:value-type="float">
            <text:p>35.99</text:p>
          </table:table-cell>
          <table:table-cell office:value-type="float" office:value="139.835" calcext:value-type="float">
            <text:p>139.8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3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5000000" calcext:value-type="float">
            <text:p>1.44E+01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.25199" calcext:value-type="float">
            <text:p>38.25</text:p>
          </table:table-cell>
          <table:table-cell office:value-type="float" office:value="140.9206" calcext:value-type="float">
            <text:p>140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4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5000000" calcext:value-type="float">
            <text:p>1.44E+01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70913" calcext:value-type="float">
            <text:p>34.71</text:p>
          </table:table-cell>
          <table:table-cell office:value-type="float" office:value="135.5085" calcext:value-type="float">
            <text:p>135.5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4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5000000" calcext:value-type="float">
            <text:p>1.44E+01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.80593" calcext:value-type="float">
            <text:p>40.81</text:p>
          </table:table-cell>
          <table:table-cell office:value-type="float" office:value="140.7601" calcext:value-type="float">
            <text:p>140.7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4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11" calcext:value-type="float">
            <text:p>81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7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4:3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982" calcext:value-type="float">
            <text:p>35.73</text:p>
          </table:table-cell>
          <table:table-cell office:value-type="float" office:value="139.7128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4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8037" calcext:value-type="float">
            <text:p>33.98</text:p>
          </table:table-cell>
          <table:table-cell office:value-type="float" office:value="133.5513" calcext:value-type="float">
            <text:p>133.5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4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69" calcext:value-type="float">
            <text:p>35.77</text:p>
          </table:table-cell>
          <table:table-cell office:value-type="float" office:value="139.7903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4:3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15" calcext:value-type="float">
            <text:p>81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038" calcext:value-type="float">
            <text:p>35.73</text:p>
          </table:table-cell>
          <table:table-cell office:value-type="float" office:value="139.7114" calcext:value-type="float">
            <text:p>139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4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16" calcext:value-type="float">
            <text:p>816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696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4:3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8000000" calcext:value-type="float">
            <text:p>1.44E+01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17" calcext:value-type="float">
            <text:p>817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5524" calcext:value-type="float">
            <text:p>38.26</text:p>
          </table:table-cell>
          <table:table-cell office:value-type="float" office:value="140.918" calcext:value-type="float">
            <text:p>140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4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8000000" calcext:value-type="float">
            <text:p>1.44E+01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18" calcext:value-type="float">
            <text:p>818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5642" calcext:value-type="float">
            <text:p>34.46</text:p>
          </table:table-cell>
          <table:table-cell office:value-type="float" office:value="135.3798" calcext:value-type="float">
            <text:p>135.3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4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8000000" calcext:value-type="float">
            <text:p>1.44E+01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19" calcext:value-type="float">
            <text:p>81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7834" calcext:value-type="float">
            <text:p>33.98</text:p>
          </table:table-cell>
          <table:table-cell office:value-type="float" office:value="133.5412" calcext:value-type="float">
            <text:p>133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4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8000000" calcext:value-type="float">
            <text:p>1.44E+01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56793" calcext:value-type="float">
            <text:p>33.57</text:p>
          </table:table-cell>
          <table:table-cell office:value-type="float" office:value="130.3357" calcext:value-type="float">
            <text:p>130.3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4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8000000" calcext:value-type="float">
            <text:p>1.44E+01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80336" calcext:value-type="float">
            <text:p>34.8</text:p>
          </table:table-cell>
          <table:table-cell office:value-type="float" office:value="137.3459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0000000" calcext:value-type="float">
            <text:p>1.44E+01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22" calcext:value-type="float">
            <text:p>82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757" calcext:value-type="float">
            <text:p>35.7</text:p>
          </table:table-cell>
          <table:table-cell office:value-type="float" office:value="139.7414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1000000" calcext:value-type="float">
            <text:p>1.44E+0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23" calcext:value-type="float">
            <text:p>82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3863" calcext:value-type="float">
            <text:p>26.24</text:p>
          </table:table-cell>
          <table:table-cell office:value-type="float" office:value="127.7349" calcext:value-type="float">
            <text:p>127.7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1000000" calcext:value-type="float">
            <text:p>1.44E+01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24" calcext:value-type="float">
            <text:p>82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4191" calcext:value-type="float">
            <text:p>33.34</text:p>
          </table:table-cell>
          <table:table-cell office:value-type="float" office:value="130.4377" calcext:value-type="float">
            <text:p>130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1000000" calcext:value-type="float">
            <text:p>1.44E+01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25" calcext:value-type="float">
            <text:p>82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34319" calcext:value-type="float">
            <text:p>33.34</text:p>
          </table:table-cell>
          <table:table-cell office:value-type="float" office:value="130.4418" calcext:value-type="float">
            <text:p>130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1000000" calcext:value-type="float">
            <text:p>1.44E+01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26" calcext:value-type="float">
            <text:p>82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832" calcext:value-type="float">
            <text:p>35.7</text:p>
          </table:table-cell>
          <table:table-cell office:value-type="float" office:value="139.75" calcext:value-type="float">
            <text:p>139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5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1000000" calcext:value-type="float">
            <text:p>1.44E+01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27" calcext:value-type="float">
            <text:p>827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4594" calcext:value-type="float">
            <text:p>35.65</text:p>
          </table:table-cell>
          <table:table-cell office:value-type="float" office:value="139.701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28" calcext:value-type="float">
            <text:p>828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09564" calcext:value-type="float">
            <text:p>36.1</text:p>
          </table:table-cell>
          <table:table-cell office:value-type="float" office:value="139.6721" calcext:value-type="float">
            <text:p>139.6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89886" calcext:value-type="float">
            <text:p>33.9</text:p>
          </table:table-cell>
          <table:table-cell office:value-type="float" office:value="130.8644" calcext:value-type="float">
            <text:p>130.8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00679" calcext:value-type="float">
            <text:p>34.01</text:p>
          </table:table-cell>
          <table:table-cell office:value-type="float" office:value="130.9728" calcext:value-type="float">
            <text:p>130.9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01383" calcext:value-type="float">
            <text:p>34.01</text:p>
          </table:table-cell>
          <table:table-cell office:value-type="float" office:value="131.2024" calcext:value-type="float">
            <text:p>131.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088" calcext:value-type="float">
            <text:p>34.09</text:p>
          </table:table-cell>
          <table:table-cell office:value-type="float" office:value="131.399" calcext:value-type="float">
            <text:p>131.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5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09923" calcext:value-type="float">
            <text:p>34.1</text:p>
          </table:table-cell>
          <table:table-cell office:value-type="float" office:value="131.4521" calcext:value-type="float">
            <text:p>131.4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5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08807" calcext:value-type="float">
            <text:p>34.09</text:p>
          </table:table-cell>
          <table:table-cell office:value-type="float" office:value="131.4902" calcext:value-type="float">
            <text:p>131.4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5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35" calcext:value-type="float">
            <text:p>83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056" calcext:value-type="float">
            <text:p>34.06</text:p>
          </table:table-cell>
          <table:table-cell office:value-type="float" office:value="131.5138" calcext:value-type="float">
            <text:p>131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36" calcext:value-type="float">
            <text:p>836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0565" calcext:value-type="float">
            <text:p>34.06</text:p>
          </table:table-cell>
          <table:table-cell office:value-type="float" office:value="131.5614" calcext:value-type="float">
            <text:p>131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37" calcext:value-type="float">
            <text:p>837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9688" calcext:value-type="float">
            <text:p>35.7</text:p>
          </table:table-cell>
          <table:table-cell office:value-type="float" office:value="139.7076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841" calcext:value-type="float">
            <text:p>34.39</text:p>
          </table:table-cell>
          <table:table-cell office:value-type="float" office:value="132.4595" calcext:value-type="float">
            <text:p>132.4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6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7017" calcext:value-type="float">
            <text:p>35.77</text:p>
          </table:table-cell>
          <table:table-cell office:value-type="float" office:value="139.8435" calcext:value-type="float">
            <text:p>139.8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6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3000000" calcext:value-type="float">
            <text:p>1.44E+01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40" calcext:value-type="float">
            <text:p>84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4945" calcext:value-type="float">
            <text:p>35.15</text:p>
          </table:table-cell>
          <table:table-cell office:value-type="float" office:value="136.9373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6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3000000" calcext:value-type="float">
            <text:p>1.44E+01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41" calcext:value-type="float">
            <text:p>841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072" calcext:value-type="float">
            <text:p>35.61</text:p>
          </table:table-cell>
          <table:table-cell office:value-type="float" office:value="139.7349" calcext:value-type="float">
            <text:p>139.7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6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4000000" calcext:value-type="float">
            <text:p>1.44E+01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42" calcext:value-type="float">
            <text:p>84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538" calcext:value-type="float">
            <text:p>35.72</text:p>
          </table:table-cell>
          <table:table-cell office:value-type="float" office:value="139.7842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6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4000000" calcext:value-type="float">
            <text:p>1.44E+01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43" calcext:value-type="float">
            <text:p>84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71625" calcext:value-type="float">
            <text:p>35.72</text:p>
          </table:table-cell>
          <table:table-cell office:value-type="float" office:value="139.7836" calcext:value-type="float">
            <text:p>139.7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6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5000000" calcext:value-type="float">
            <text:p>1.44E+01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8469" calcext:value-type="float">
            <text:p>35.98</text:p>
          </table:table-cell>
          <table:table-cell office:value-type="float" office:value="139.8365" calcext:value-type="float">
            <text:p>139.8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6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5000000" calcext:value-type="float">
            <text:p>1.44E+01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57641" calcext:value-type="float">
            <text:p>33.58</text:p>
          </table:table-cell>
          <table:table-cell office:value-type="float" office:value="130.3232" calcext:value-type="float">
            <text:p>130.3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7000000" calcext:value-type="float">
            <text:p>1.44E+01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46" calcext:value-type="float">
            <text:p>846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8549" calcext:value-type="float">
            <text:p>35.19</text:p>
          </table:table-cell>
          <table:table-cell office:value-type="float" office:value="136.9719" calcext:value-type="float">
            <text:p>136.9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8000000" calcext:value-type="float">
            <text:p>1.44E+01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55544" calcext:value-type="float">
            <text:p>33.56</text:p>
          </table:table-cell>
          <table:table-cell office:value-type="float" office:value="133.5611" calcext:value-type="float">
            <text:p>133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8000000" calcext:value-type="float">
            <text:p>1.44E+01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48" calcext:value-type="float">
            <text:p>848</text:p>
          </table:table-cell>
          <table:table-cell office:value-type="float" office:value="254" calcext:value-type="float">
            <text:p>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56335" calcext:value-type="float">
            <text:p>33.56</text:p>
          </table:table-cell>
          <table:table-cell office:value-type="float" office:value="133.5624" calcext:value-type="float">
            <text:p>133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8000000" calcext:value-type="float">
            <text:p>1.44E+01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694" calcext:value-type="float">
            <text:p>34.67</text:p>
          </table:table-cell>
          <table:table-cell office:value-type="float" office:value="135.4761" calcext:value-type="float">
            <text:p>135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415" calcext:value-type="float">
            <text:p>35.68</text:p>
          </table:table-cell>
          <table:table-cell office:value-type="float" office:value="139.8454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8235" calcext:value-type="float">
            <text:p>35.58</text:p>
          </table:table-cell>
          <table:table-cell office:value-type="float" office:value="140.1309" calcext:value-type="float">
            <text:p>140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6438" calcext:value-type="float">
            <text:p>35.56</text:p>
          </table:table-cell>
          <table:table-cell office:value-type="float" office:value="140.1343" calcext:value-type="float">
            <text:p>140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5218" calcext:value-type="float">
            <text:p>35.55</text:p>
          </table:table-cell>
          <table:table-cell office:value-type="float" office:value="140.1323" calcext:value-type="float">
            <text:p>140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54" calcext:value-type="float">
            <text:p>854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5131" calcext:value-type="float">
            <text:p>35.55</text:p>
          </table:table-cell>
          <table:table-cell office:value-type="float" office:value="140.1313" calcext:value-type="float">
            <text:p>140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5" calcext:value-type="float">
            <text:p>855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05451" calcext:value-type="float">
            <text:p>36.05</text:p>
          </table:table-cell>
          <table:table-cell office:value-type="float" office:value="139.5379" calcext:value-type="float">
            <text:p>139.5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8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0000000" calcext:value-type="float">
            <text:p>1.44E+01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56" calcext:value-type="float">
            <text:p>856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63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1000000" calcext:value-type="float">
            <text:p>1.44E+01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57" calcext:value-type="float">
            <text:p>85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6796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SAD</text:p>
          </table:table-cell>
          <table:table-cell office:value-type="string" calcext:value-type="string">
            <text:p>09-07-2015, 8:58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3000000" calcext:value-type="float">
            <text:p>1.44E+01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58" calcext:value-type="float">
            <text:p>858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86824" calcext:value-type="float">
            <text:p>34.87</text:p>
          </table:table-cell>
          <table:table-cell office:value-type="float" office:value="137.0427" calcext:value-type="float">
            <text:p>137.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3000000" calcext:value-type="float">
            <text:p>1.44E+01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59" calcext:value-type="float">
            <text:p>859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738" calcext:value-type="float">
            <text:p>34.46</text:p>
          </table:table-cell>
          <table:table-cell office:value-type="float" office:value="135.3793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4000000" calcext:value-type="float">
            <text:p>1.44E+01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60" calcext:value-type="float">
            <text:p>86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831" calcext:value-type="float">
            <text:p>35.77</text:p>
          </table:table-cell>
          <table:table-cell office:value-type="float" office:value="139.7903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9:1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4000000" calcext:value-type="float">
            <text:p>1.44E+01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61" calcext:value-type="float">
            <text:p>86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882" calcext:value-type="float">
            <text:p>35.77</text:p>
          </table:table-cell>
          <table:table-cell office:value-type="float" office:value="139.7913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9:1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4000000" calcext:value-type="float">
            <text:p>1.44E+01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62" calcext:value-type="float">
            <text:p>862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6809" calcext:value-type="float">
            <text:p>34.67</text:p>
          </table:table-cell>
          <table:table-cell office:value-type="float" office:value="135.4796" calcext:value-type="float">
            <text:p>135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6000000" calcext:value-type="float">
            <text:p>1.44E+01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63" calcext:value-type="float">
            <text:p>86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70195" calcext:value-type="float">
            <text:p>35.7</text:p>
          </table:table-cell>
          <table:table-cell office:value-type="float" office:value="139.5975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9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6000000" calcext:value-type="float">
            <text:p>1.44E+01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64" calcext:value-type="float">
            <text:p>864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34936" calcext:value-type="float">
            <text:p>36.35</text:p>
          </table:table-cell>
          <table:table-cell office:value-type="float" office:value="140.4868" calcext:value-type="float">
            <text:p>140.4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9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6000000" calcext:value-type="float">
            <text:p>1.44E+01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65" calcext:value-type="float">
            <text:p>865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5017" calcext:value-type="float">
            <text:p>34.65</text:p>
          </table:table-cell>
          <table:table-cell office:value-type="float" office:value="135.5004" calcext:value-type="float">
            <text:p>135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6000000" calcext:value-type="float">
            <text:p>1.44E+01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66" calcext:value-type="float">
            <text:p>866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68604" calcext:value-type="float">
            <text:p>35.69</text:p>
          </table:table-cell>
          <table:table-cell office:value-type="float" office:value="139.7647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7000000" calcext:value-type="float">
            <text:p>1.44E+01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67" calcext:value-type="float">
            <text:p>86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958" calcext:value-type="float">
            <text:p>34.45</text:p>
          </table:table-cell>
          <table:table-cell office:value-type="float" office:value="133.3659" calcext:value-type="float">
            <text:p>133.3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0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72995" calcext:value-type="float">
            <text:p>34.73</text:p>
          </table:table-cell>
          <table:table-cell office:value-type="float" office:value="135.1594" calcext:value-type="float">
            <text:p>135.1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72995" calcext:value-type="float">
            <text:p>34.73</text:p>
          </table:table-cell>
          <table:table-cell office:value-type="float" office:value="135.1594" calcext:value-type="float">
            <text:p>135.1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70" calcext:value-type="float">
            <text:p>870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95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71" calcext:value-type="float">
            <text:p>87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73" calcext:value-type="float">
            <text:p>873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76" calcext:value-type="float">
            <text:p>876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78" calcext:value-type="float">
            <text:p>878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79" calcext:value-type="float">
            <text:p>879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641" calcext:value-type="float">
            <text:p>35.58</text:p>
          </table:table-cell>
          <table:table-cell office:value-type="float" office:value="139.5938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9537" calcext:value-type="float">
            <text:p>34.7</text:p>
          </table:table-cell>
          <table:table-cell office:value-type="float" office:value="135.5502" calcext:value-type="float">
            <text:p>135.5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81" calcext:value-type="float">
            <text:p>88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90507" calcext:value-type="float">
            <text:p>35.91</text:p>
          </table:table-cell>
          <table:table-cell office:value-type="float" office:value="139.464" calcext:value-type="float">
            <text:p>139.4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82" calcext:value-type="float">
            <text:p>88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5457" calcext:value-type="float">
            <text:p>35.75</text:p>
          </table:table-cell>
          <table:table-cell office:value-type="float" office:value="139.8068" calcext:value-type="float">
            <text:p>139.8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83" calcext:value-type="float">
            <text:p>883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5084" calcext:value-type="float">
            <text:p>35.85</text:p>
          </table:table-cell>
          <table:table-cell office:value-type="float" office:value="139.8684" calcext:value-type="float">
            <text:p>139.8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551" calcext:value-type="float">
            <text:p>35.58</text:p>
          </table:table-cell>
          <table:table-cell office:value-type="float" office:value="139.5947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9000000" calcext:value-type="float">
            <text:p>1.44E+01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85" calcext:value-type="float">
            <text:p>88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527" calcext:value-type="float">
            <text:p>35.58</text:p>
          </table:table-cell>
          <table:table-cell office:value-type="float" office:value="139.5961" calcext:value-type="float">
            <text:p>139.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9000000" calcext:value-type="float">
            <text:p>1.44E+01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86" calcext:value-type="float">
            <text:p>88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15234" calcext:value-type="float">
            <text:p>35.15</text:p>
          </table:table-cell>
          <table:table-cell office:value-type="float" office:value="136.9435" calcext:value-type="float">
            <text:p>136.9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0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9000000" calcext:value-type="float">
            <text:p>1.44E+01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87" calcext:value-type="float">
            <text:p>88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6871" calcext:value-type="float">
            <text:p>35.97</text:p>
          </table:table-cell>
          <table:table-cell office:value-type="float" office:value="139.7674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4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9000000" calcext:value-type="float">
            <text:p>1.44E+01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88" calcext:value-type="float">
            <text:p>888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57549" calcext:value-type="float">
            <text:p>35.58</text:p>
          </table:table-cell>
          <table:table-cell office:value-type="float" office:value="139.5937" calcext:value-type="float">
            <text:p>139.5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0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0000000" calcext:value-type="float">
            <text:p>1.44E+01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57265" calcext:value-type="float">
            <text:p>33.57</text:p>
          </table:table-cell>
          <table:table-cell office:value-type="float" office:value="130.3209" calcext:value-type="float">
            <text:p>130.3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1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0000000" calcext:value-type="float">
            <text:p>1.44E+0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90" calcext:value-type="float">
            <text:p>890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86275" calcext:value-type="float">
            <text:p>37.86</text:p>
          </table:table-cell>
          <table:table-cell office:value-type="float" office:value="139.114" calcext:value-type="float">
            <text:p>139.1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1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2000000" calcext:value-type="float">
            <text:p>1.44E+01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91" calcext:value-type="float">
            <text:p>89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7201" calcext:value-type="float">
            <text:p>39.77</text:p>
          </table:table-cell>
          <table:table-cell office:value-type="float" office:value="141.1369" calcext:value-type="float">
            <text:p>141.1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1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3000000" calcext:value-type="float">
            <text:p>1.44E+01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92" calcext:value-type="float">
            <text:p>892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34" calcext:value-type="float">
            <text:p>35.5</text:p>
          </table:table-cell>
          <table:table-cell office:value-type="float" office:value="139.6625" calcext:value-type="float">
            <text:p>139.6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1:45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3000000" calcext:value-type="float">
            <text:p>1.44E+01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93" calcext:value-type="float">
            <text:p>893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4362" calcext:value-type="float">
            <text:p>35.74</text:p>
          </table:table-cell>
          <table:table-cell office:value-type="float" office:value="139.5839" calcext:value-type="float">
            <text:p>139.5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1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4000000" calcext:value-type="float">
            <text:p>1.44E+01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94" calcext:value-type="float">
            <text:p>89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4722" calcext:value-type="float">
            <text:p>35.75</text:p>
          </table:table-cell>
          <table:table-cell office:value-type="float" office:value="139.5926" calcext:value-type="float">
            <text:p>139.5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1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4000000" calcext:value-type="float">
            <text:p>1.44E+01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95" calcext:value-type="float">
            <text:p>89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5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0-07-2015, 1:2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9000000" calcext:value-type="float">
            <text:p>1.44E+01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96" calcext:value-type="float">
            <text:p>896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5784" calcext:value-type="float">
            <text:p>34.46</text:p>
          </table:table-cell>
          <table:table-cell office:value-type="float" office:value="135.3788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9000000" calcext:value-type="float">
            <text:p>1.44E+01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97" calcext:value-type="float">
            <text:p>897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691" calcext:value-type="float">
            <text:p>34.46</text:p>
          </table:table-cell>
          <table:table-cell office:value-type="float" office:value="135.3798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9000000" calcext:value-type="float">
            <text:p>1.44E+01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9637" calcext:value-type="float">
            <text:p>35.8</text:p>
          </table:table-cell>
          <table:table-cell office:value-type="float" office:value="139.9155" calcext:value-type="float">
            <text:p>139.9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2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62000000" calcext:value-type="float">
            <text:p>1.44E+01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99" calcext:value-type="float">
            <text:p>899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542" calcext:value-type="float">
            <text:p>35.72</text:p>
          </table:table-cell>
          <table:table-cell office:value-type="float" office:value="139.7842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4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1000000" calcext:value-type="float">
            <text:p>1.44E+01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8775" calcext:value-type="float">
            <text:p>35.69</text:p>
          </table:table-cell>
          <table:table-cell office:value-type="float" office:value="139.8454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4000000" calcext:value-type="float">
            <text:p>1.44E+01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8866" calcext:value-type="float">
            <text:p>35.69</text:p>
          </table:table-cell>
          <table:table-cell office:value-type="float" office:value="139.8453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4000000" calcext:value-type="float">
            <text:p>1.44E+0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925" calcext:value-type="float">
            <text:p>35.5</text:p>
          </table:table-cell>
          <table:table-cell office:value-type="float" office:value="139.4086" calcext:value-type="float">
            <text:p>139.4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6000000" calcext:value-type="float">
            <text:p>1.44E+01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4022" calcext:value-type="float">
            <text:p>33.4</text:p>
          </table:table-cell>
          <table:table-cell office:value-type="float" office:value="130.5286" calcext:value-type="float">
            <text:p>130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7000000" calcext:value-type="float">
            <text:p>1.44E+0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1077" calcext:value-type="float">
            <text:p>35.51</text:p>
          </table:table-cell>
          <table:table-cell office:value-type="float" office:value="139.4188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8000000" calcext:value-type="float">
            <text:p>1.44E+01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1542" calcext:value-type="float">
            <text:p>35.52</text:p>
          </table:table-cell>
          <table:table-cell office:value-type="float" office:value="139.4225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8000000" calcext:value-type="float">
            <text:p>1.44E+0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06" calcext:value-type="float">
            <text:p>90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79657" calcext:value-type="float">
            <text:p>35.8</text:p>
          </table:table-cell>
          <table:table-cell office:value-type="float" office:value="139.438" calcext:value-type="float">
            <text:p>139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9000000" calcext:value-type="float">
            <text:p>1.44E+0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07" calcext:value-type="float">
            <text:p>907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45557" calcext:value-type="float">
            <text:p>34.46</text:p>
          </table:table-cell>
          <table:table-cell office:value-type="float" office:value="135.3804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9000000" calcext:value-type="float">
            <text:p>1.44E+01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08" calcext:value-type="float">
            <text:p>908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5191" calcext:value-type="float">
            <text:p>35.45</text:p>
          </table:table-cell>
          <table:table-cell office:value-type="float" office:value="139.3914" calcext:value-type="float">
            <text:p>139.3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9000000" calcext:value-type="float">
            <text:p>1.44E+01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09" calcext:value-type="float">
            <text:p>90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5494" calcext:value-type="float">
            <text:p>35.45</text:p>
          </table:table-cell>
          <table:table-cell office:value-type="float" office:value="139.3939" calcext:value-type="float">
            <text:p>139.3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9000000" calcext:value-type="float">
            <text:p>1.44E+01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10" calcext:value-type="float">
            <text:p>91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1325" calcext:value-type="float">
            <text:p>35.91</text:p>
          </table:table-cell>
          <table:table-cell office:value-type="float" office:value="139.4779" calcext:value-type="float">
            <text:p>139.4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0000000" calcext:value-type="float">
            <text:p>1.44E+01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11" calcext:value-type="float">
            <text:p>911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592" calcext:value-type="float">
            <text:p>34.46</text:p>
          </table:table-cell>
          <table:table-cell office:value-type="float" office:value="135.3816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7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0000000" calcext:value-type="float">
            <text:p>1.44E+01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12" calcext:value-type="float">
            <text:p>91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8772" calcext:value-type="float">
            <text:p>35.79</text:p>
          </table:table-cell>
          <table:table-cell office:value-type="float" office:value="139.4736" calcext:value-type="float">
            <text:p>139.4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2000000" calcext:value-type="float">
            <text:p>1.44E+01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3" calcext:value-type="float">
            <text:p>91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0029" calcext:value-type="float">
            <text:p>35.6</text:p>
          </table:table-cell>
          <table:table-cell office:value-type="float" office:value="139.6111" calcext:value-type="float">
            <text:p>139.6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2000000" calcext:value-type="float">
            <text:p>1.44E+01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14" calcext:value-type="float">
            <text:p>914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6166" calcext:value-type="float">
            <text:p>35.66</text:p>
          </table:table-cell>
          <table:table-cell office:value-type="float" office:value="140.0214" calcext:value-type="float">
            <text:p>140.0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7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3000000" calcext:value-type="float">
            <text:p>1.44E+0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15" calcext:value-type="float">
            <text:p>915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7515" calcext:value-type="float">
            <text:p>35.88</text:p>
          </table:table-cell>
          <table:table-cell office:value-type="float" office:value="139.7899" calcext:value-type="float">
            <text:p>139.7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8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3000000" calcext:value-type="float">
            <text:p>1.44E+01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16" calcext:value-type="float">
            <text:p>91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304" calcext:value-type="float">
            <text:p>35.66</text:p>
          </table:table-cell>
          <table:table-cell office:value-type="float" office:value="139.6829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8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5000000" calcext:value-type="float">
            <text:p>1.44E+01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17" calcext:value-type="float">
            <text:p>917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95" calcext:value-type="float">
            <text:p>35.7</text:p>
          </table:table-cell>
          <table:table-cell office:value-type="float" office:value="139.6828" calcext:value-type="float">
            <text:p>139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8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5000000" calcext:value-type="float">
            <text:p>1.44E+01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18" calcext:value-type="float">
            <text:p>918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95" calcext:value-type="float">
            <text:p>35.7</text:p>
          </table:table-cell>
          <table:table-cell office:value-type="float" office:value="139.6828" calcext:value-type="float">
            <text:p>139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8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5000000" calcext:value-type="float">
            <text:p>1.44E+01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19" calcext:value-type="float">
            <text:p>919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69779" calcext:value-type="float">
            <text:p>35.7</text:p>
          </table:table-cell>
          <table:table-cell office:value-type="float" office:value="139.5995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8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6000000" calcext:value-type="float">
            <text:p>1.44E+01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0" calcext:value-type="float">
            <text:p>92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7539" calcext:value-type="float">
            <text:p>35.68</text:p>
          </table:table-cell>
          <table:table-cell office:value-type="float" office:value="139.7636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8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6000000" calcext:value-type="float">
            <text:p>1.44E+01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21" calcext:value-type="float">
            <text:p>92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135" calcext:value-type="float">
            <text:p>35.71</text:p>
          </table:table-cell>
          <table:table-cell office:value-type="float" office:value="139.6924" calcext:value-type="float">
            <text:p>139.6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8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6000000" calcext:value-type="float">
            <text:p>1.44E+0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22" calcext:value-type="float">
            <text:p>922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03137" calcext:value-type="float">
            <text:p>43.03</text:p>
          </table:table-cell>
          <table:table-cell office:value-type="float" office:value="141.4371" calcext:value-type="float">
            <text:p>141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9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7000000" calcext:value-type="float">
            <text:p>1.44E+01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23" calcext:value-type="float">
            <text:p>923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488" calcext:value-type="float">
            <text:p>35.68</text:p>
          </table:table-cell>
          <table:table-cell office:value-type="float" office:value="139.783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9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7000000" calcext:value-type="float">
            <text:p>1.44E+01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24" calcext:value-type="float">
            <text:p>924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5155" calcext:value-type="float">
            <text:p>35.75</text:p>
          </table:table-cell>
          <table:table-cell office:value-type="float" office:value="139.8058" calcext:value-type="float">
            <text:p>139.81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10-07-2015, 9:07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7000000" calcext:value-type="float">
            <text:p>1.44E+01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25" calcext:value-type="float">
            <text:p>925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624" calcext:value-type="float">
            <text:p>35.69</text:p>
          </table:table-cell>
          <table:table-cell office:value-type="float" office:value="139.8001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9:5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9000000" calcext:value-type="float">
            <text:p>1.44E+0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26" calcext:value-type="float">
            <text:p>926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98498" calcext:value-type="float">
            <text:p>39.98</text:p>
          </table:table-cell>
          <table:table-cell office:value-type="float" office:value="141.1272" calcext:value-type="float">
            <text:p>141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0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0000000" calcext:value-type="float">
            <text:p>1.44E+01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27" calcext:value-type="float">
            <text:p>927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5071" calcext:value-type="float">
            <text:p>38.25</text:p>
          </table:table-cell>
          <table:table-cell office:value-type="float" office:value="140.9279" calcext:value-type="float">
            <text:p>140.9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0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2000000" calcext:value-type="float">
            <text:p>1.44E+01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28" calcext:value-type="float">
            <text:p>928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.25182" calcext:value-type="float">
            <text:p>38.25</text:p>
          </table:table-cell>
          <table:table-cell office:value-type="float" office:value="140.9418" calcext:value-type="float">
            <text:p>140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2000000" calcext:value-type="float">
            <text:p>1.44E+01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29" calcext:value-type="float">
            <text:p>929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1976" calcext:value-type="float">
            <text:p>26.22</text:p>
          </table:table-cell>
          <table:table-cell office:value-type="float" office:value="127.7148" calcext:value-type="float">
            <text:p>127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2000000" calcext:value-type="float">
            <text:p>1.44E+01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30" calcext:value-type="float">
            <text:p>93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7216" calcext:value-type="float">
            <text:p>39.77</text:p>
          </table:table-cell>
          <table:table-cell office:value-type="float" office:value="141.1384" calcext:value-type="float">
            <text:p>141.1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1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4000000" calcext:value-type="float">
            <text:p>1.44E+01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31" calcext:value-type="float">
            <text:p>931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6093" calcext:value-type="float">
            <text:p>35.16</text:p>
          </table:table-cell>
          <table:table-cell office:value-type="float" office:value="136.9242" calcext:value-type="float">
            <text:p>136.9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1:1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4000000" calcext:value-type="float">
            <text:p>1.44E+01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32" calcext:value-type="float">
            <text:p>932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462" calcext:value-type="float">
            <text:p>35.69</text:p>
          </table:table-cell>
          <table:table-cell office:value-type="float" office:value="139.8238" calcext:value-type="float">
            <text:p>139.8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4000000" calcext:value-type="float">
            <text:p>1.44E+01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33" calcext:value-type="float">
            <text:p>933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465" calcext:value-type="float">
            <text:p>35.69</text:p>
          </table:table-cell>
          <table:table-cell office:value-type="float" office:value="139.824" calcext:value-type="float">
            <text:p>139.8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4000000" calcext:value-type="float">
            <text:p>1.44E+0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34" calcext:value-type="float">
            <text:p>934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2393" calcext:value-type="float">
            <text:p>34.62</text:p>
          </table:table-cell>
          <table:table-cell office:value-type="float" office:value="135.5585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5000000" calcext:value-type="float">
            <text:p>1.44E+01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35" calcext:value-type="float">
            <text:p>935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68" calcext:value-type="float">
            <text:p>35.66</text:p>
          </table:table-cell>
          <table:table-cell office:value-type="float" office:value="139.7807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6000000" calcext:value-type="float">
            <text:p>1.44E+01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36" calcext:value-type="float">
            <text:p>936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5726" calcext:value-type="float">
            <text:p>35.66</text:p>
          </table:table-cell>
          <table:table-cell office:value-type="float" office:value="139.7817" calcext:value-type="float">
            <text:p>139.7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11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6000000" calcext:value-type="float">
            <text:p>1.44E+01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37" calcext:value-type="float">
            <text:p>937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2859" calcext:value-type="float">
            <text:p>35.63</text:p>
          </table:table-cell>
          <table:table-cell office:value-type="float" office:value="139.7414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1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7000000" calcext:value-type="float">
            <text:p>1.44E+01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38" calcext:value-type="float">
            <text:p>938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3063" calcext:value-type="float">
            <text:p>35.63</text:p>
          </table:table-cell>
          <table:table-cell office:value-type="float" office:value="139.7417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1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7000000" calcext:value-type="float">
            <text:p>1.44E+01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39" calcext:value-type="float">
            <text:p>939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29" calcext:value-type="float">
            <text:p>35.63</text:p>
          </table:table-cell>
          <table:table-cell office:value-type="float" office:value="139.7415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1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7000000" calcext:value-type="float">
            <text:p>1.44E+01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40" calcext:value-type="float">
            <text:p>940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822" calcext:value-type="float">
            <text:p>35.66</text:p>
          </table:table-cell>
          <table:table-cell office:value-type="float" office:value="139.7075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2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7000000" calcext:value-type="float">
            <text:p>1.44E+01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41" calcext:value-type="float">
            <text:p>94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7442" calcext:value-type="float">
            <text:p>39.77</text:p>
          </table:table-cell>
          <table:table-cell office:value-type="float" office:value="141.1469" calcext:value-type="float">
            <text:p>141.1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2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9000000" calcext:value-type="float">
            <text:p>1.44E+01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32769" calcext:value-type="float">
            <text:p>36.33</text:p>
          </table:table-cell>
          <table:table-cell office:value-type="float" office:value="140.4652" calcext:value-type="float">
            <text:p>140.4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12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7000000" calcext:value-type="float">
            <text:p>1.44E+01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43" calcext:value-type="float">
            <text:p>943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631" calcext:value-type="float">
            <text:p>34.46</text:p>
          </table:table-cell>
          <table:table-cell office:value-type="float" office:value="135.3809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2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8000000" calcext:value-type="float">
            <text:p>1.44E+01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44" calcext:value-type="float">
            <text:p>944</text:p>
          </table:table-cell>
          <table:table-cell office:value-type="float" office:value="223" calcext:value-type="float">
            <text:p>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02537" calcext:value-type="float">
            <text:p>36.03</text:p>
          </table:table-cell>
          <table:table-cell office:value-type="float" office:value="139.5956" calcext:value-type="float">
            <text:p>139.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2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9000000" calcext:value-type="float">
            <text:p>1.44E+01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45" calcext:value-type="float">
            <text:p>945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3591" calcext:value-type="float">
            <text:p>43.04</text:p>
          </table:table-cell>
          <table:table-cell office:value-type="float" office:value="141.4228" calcext:value-type="float">
            <text:p>141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2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9000000" calcext:value-type="float">
            <text:p>1.44E+01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46" calcext:value-type="float">
            <text:p>94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524" calcext:value-type="float">
            <text:p>35.16</text:p>
          </table:table-cell>
          <table:table-cell office:value-type="float" office:value="136.918" calcext:value-type="float">
            <text:p>136.9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2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0000000" calcext:value-type="float">
            <text:p>1.44E+01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47" calcext:value-type="float">
            <text:p>94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835" calcext:value-type="float">
            <text:p>35.73</text:p>
          </table:table-cell>
          <table:table-cell office:value-type="float" office:value="139.7121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0-07-2015, 1:08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1000000" calcext:value-type="float">
            <text:p>1.44E+01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48" calcext:value-type="float">
            <text:p>948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496" calcext:value-type="float">
            <text:p>35.71</text:p>
          </table:table-cell>
          <table:table-cell office:value-type="float" office:value="139.704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1000000" calcext:value-type="float">
            <text:p>1.44E+01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49" calcext:value-type="float">
            <text:p>949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053" calcext:value-type="float">
            <text:p>33.21</text:p>
          </table:table-cell>
          <table:table-cell office:value-type="float" office:value="130.3734" calcext:value-type="float">
            <text:p>130.3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1000000" calcext:value-type="float">
            <text:p>1.44E+01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50" calcext:value-type="float">
            <text:p>950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593" calcext:value-type="float">
            <text:p>35.73</text:p>
          </table:table-cell>
          <table:table-cell office:value-type="float" office:value="139.722" calcext:value-type="float">
            <text:p>139.7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1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2000000" calcext:value-type="float">
            <text:p>1.44E+0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51" calcext:value-type="float">
            <text:p>951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6743" calcext:value-type="float">
            <text:p>35.67</text:p>
          </table:table-cell>
          <table:table-cell office:value-type="float" office:value="139.7641" calcext:value-type="float">
            <text:p>139.7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2000000" calcext:value-type="float">
            <text:p>1.44E+0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52" calcext:value-type="float">
            <text:p>952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3225" calcext:value-type="float">
            <text:p>35.73</text:p>
          </table:table-cell>
          <table:table-cell office:value-type="float" office:value="139.7237" calcext:value-type="float">
            <text:p>139.7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2000000" calcext:value-type="float">
            <text:p>1.44E+01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53" calcext:value-type="float">
            <text:p>95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578" calcext:value-type="float">
            <text:p>35.74</text:p>
          </table:table-cell>
          <table:table-cell office:value-type="float" office:value="139.7295" calcext:value-type="float">
            <text:p>139.7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2000000" calcext:value-type="float">
            <text:p>1.44E+01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54" calcext:value-type="float">
            <text:p>954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.53892" calcext:value-type="float">
            <text:p>31.54</text:p>
          </table:table-cell>
          <table:table-cell office:value-type="float" office:value="130.5196" calcext:value-type="float">
            <text:p>130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2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2000000" calcext:value-type="float">
            <text:p>1.44E+01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55" calcext:value-type="float">
            <text:p>955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3232" calcext:value-type="float">
            <text:p>35.73</text:p>
          </table:table-cell>
          <table:table-cell office:value-type="float" office:value="139.7351" calcext:value-type="float">
            <text:p>139.7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3000000" calcext:value-type="float">
            <text:p>1.44E+01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56" calcext:value-type="float">
            <text:p>956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711" calcext:value-type="float">
            <text:p>35.73</text:p>
          </table:table-cell>
          <table:table-cell office:value-type="float" office:value="139.7382" calcext:value-type="float">
            <text:p>139.7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3000000" calcext:value-type="float">
            <text:p>1.44E+01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57" calcext:value-type="float">
            <text:p>95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89" calcext:value-type="float">
            <text:p>35.73</text:p>
          </table:table-cell>
          <table:table-cell office:value-type="float" office:value="139.746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3000000" calcext:value-type="float">
            <text:p>1.44E+01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58" calcext:value-type="float">
            <text:p>95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716" calcext:value-type="float">
            <text:p>35.74</text:p>
          </table:table-cell>
          <table:table-cell office:value-type="float" office:value="139.7632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3000000" calcext:value-type="float">
            <text:p>1.44E+01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59" calcext:value-type="float">
            <text:p>95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3344" calcext:value-type="float">
            <text:p>35.73</text:p>
          </table:table-cell>
          <table:table-cell office:value-type="float" office:value="139.7722" calcext:value-type="float">
            <text:p>139.7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1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3000000" calcext:value-type="float">
            <text:p>1.44E+01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60" calcext:value-type="float">
            <text:p>960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0301" calcext:value-type="float">
            <text:p>35.8</text:p>
          </table:table-cell>
          <table:table-cell office:value-type="float" office:value="139.4363" calcext:value-type="float">
            <text:p>139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4000000" calcext:value-type="float">
            <text:p>1.44E+01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61" calcext:value-type="float">
            <text:p>961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1365" calcext:value-type="float">
            <text:p>34.81</text:p>
          </table:table-cell>
          <table:table-cell office:value-type="float" office:value="134.6474" calcext:value-type="float">
            <text:p>134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4000000" calcext:value-type="float">
            <text:p>1.44E+0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2" calcext:value-type="float">
            <text:p>962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43206" calcext:value-type="float">
            <text:p>34.43</text:p>
          </table:table-cell>
          <table:table-cell office:value-type="float" office:value="132.7545" calcext:value-type="float">
            <text:p>132.7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2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5000000" calcext:value-type="float">
            <text:p>1.44E+01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63" calcext:value-type="float">
            <text:p>963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897" calcext:value-type="float">
            <text:p>35.73</text:p>
          </table:table-cell>
          <table:table-cell office:value-type="float" office:value="139.7112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0-07-2015, 2:21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6000000" calcext:value-type="float">
            <text:p>1.44E+01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64" calcext:value-type="float">
            <text:p>96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986" calcext:value-type="float">
            <text:p>35.73</text:p>
          </table:table-cell>
          <table:table-cell office:value-type="float" office:value="139.711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0-07-2015, 2:2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6000000" calcext:value-type="float">
            <text:p>1.44E+01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851" calcext:value-type="float">
            <text:p>35.73</text:p>
          </table:table-cell>
          <table:table-cell office:value-type="float" office:value="139.7116" calcext:value-type="float">
            <text:p>139.71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10-07-2015, 2:26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6000000" calcext:value-type="float">
            <text:p>1.44E+01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66" calcext:value-type="float">
            <text:p>966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49" calcext:value-type="float">
            <text:p>35.68</text:p>
          </table:table-cell>
          <table:table-cell office:value-type="float" office:value="139.8162" calcext:value-type="float">
            <text:p>139.8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2:3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6000000" calcext:value-type="float">
            <text:p>1.44E+01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67" calcext:value-type="float">
            <text:p>96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8534" calcext:value-type="float">
            <text:p>33.99</text:p>
          </table:table-cell>
          <table:table-cell office:value-type="float" office:value="133.549" calcext:value-type="float">
            <text:p>133.5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2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6000000" calcext:value-type="float">
            <text:p>1.44E+01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68" calcext:value-type="float">
            <text:p>968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.2406" calcext:value-type="float">
            <text:p>38.24</text:p>
          </table:table-cell>
          <table:table-cell office:value-type="float" office:value="140.8834" calcext:value-type="float">
            <text:p>140.8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2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8000000" calcext:value-type="float">
            <text:p>1.44E+01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69" calcext:value-type="float">
            <text:p>969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4353" calcext:value-type="float">
            <text:p>38.24</text:p>
          </table:table-cell>
          <table:table-cell office:value-type="float" office:value="140.8753" calcext:value-type="float">
            <text:p>140.8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2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8000000" calcext:value-type="float">
            <text:p>1.44E+01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70" calcext:value-type="float">
            <text:p>97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.26432" calcext:value-type="float">
            <text:p>38.26</text:p>
          </table:table-cell>
          <table:table-cell office:value-type="float" office:value="140.8634" calcext:value-type="float">
            <text:p>140.8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3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9000000" calcext:value-type="float">
            <text:p>1.44E+01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71" calcext:value-type="float">
            <text:p>97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612" calcext:value-type="float">
            <text:p>35.7</text:p>
          </table:table-cell>
          <table:table-cell office:value-type="float" office:value="139.5956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3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0000000" calcext:value-type="float">
            <text:p>1.44E+01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72" calcext:value-type="float">
            <text:p>972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54" calcext:value-type="float">
            <text:p>35.69</text:p>
          </table:table-cell>
          <table:table-cell office:value-type="float" office:value="139.6991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3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" calcext:value-type="float">
            <text:p>34.63</text:p>
          </table:table-cell>
          <table:table-cell office:value-type="float" office:value="135.555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3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74" calcext:value-type="float">
            <text:p>974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6301" calcext:value-type="float">
            <text:p>34.63</text:p>
          </table:table-cell>
          <table:table-cell office:value-type="float" office:value="135.5534" calcext:value-type="float">
            <text:p>135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3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75" calcext:value-type="float">
            <text:p>97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345" calcext:value-type="float">
            <text:p>35.68</text:p>
          </table:table-cell>
          <table:table-cell office:value-type="float" office:value="139.6986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3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76" calcext:value-type="float">
            <text:p>976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63009" calcext:value-type="float">
            <text:p>34.63</text:p>
          </table:table-cell>
          <table:table-cell office:value-type="float" office:value="135.5521" calcext:value-type="float">
            <text:p>135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3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77" calcext:value-type="float">
            <text:p>977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5209" calcext:value-type="float">
            <text:p>35.45</text:p>
          </table:table-cell>
          <table:table-cell office:value-type="float" office:value="139.5265" calcext:value-type="float">
            <text:p>139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3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78" calcext:value-type="float">
            <text:p>978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2499" calcext:value-type="float">
            <text:p>34.62</text:p>
          </table:table-cell>
          <table:table-cell office:value-type="float" office:value="135.5583" calcext:value-type="float">
            <text:p>135.5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4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2000000" calcext:value-type="float">
            <text:p>1.44E+01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79" calcext:value-type="float">
            <text:p>979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62418" calcext:value-type="float">
            <text:p>34.62</text:p>
          </table:table-cell>
          <table:table-cell office:value-type="float" office:value="135.559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4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2000000" calcext:value-type="float">
            <text:p>1.44E+01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80" calcext:value-type="float">
            <text:p>98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03198" calcext:value-type="float">
            <text:p>43.03</text:p>
          </table:table-cell>
          <table:table-cell office:value-type="float" office:value="141.4393" calcext:value-type="float">
            <text:p>141.4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4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3000000" calcext:value-type="float">
            <text:p>1.44E+01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81" calcext:value-type="float">
            <text:p>981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3174" calcext:value-type="float">
            <text:p>43.03</text:p>
          </table:table-cell>
          <table:table-cell office:value-type="float" office:value="141.4405" calcext:value-type="float">
            <text:p>141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4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3000000" calcext:value-type="float">
            <text:p>1.44E+01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82" calcext:value-type="float">
            <text:p>982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81593" calcext:value-type="float">
            <text:p>34.82</text:p>
          </table:table-cell>
          <table:table-cell office:value-type="float" office:value="137.3767" calcext:value-type="float">
            <text:p>137.3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4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4000000" calcext:value-type="float">
            <text:p>1.44E+0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83" calcext:value-type="float">
            <text:p>98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15233" calcext:value-type="float">
            <text:p>35.15</text:p>
          </table:table-cell>
          <table:table-cell office:value-type="float" office:value="136.9435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4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5000000" calcext:value-type="float">
            <text:p>1.44E+01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84" calcext:value-type="float">
            <text:p>984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163" calcext:value-type="float">
            <text:p>35.15</text:p>
          </table:table-cell>
          <table:table-cell office:value-type="float" office:value="136.9442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6000000" calcext:value-type="float">
            <text:p>1.44E+01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85" calcext:value-type="float">
            <text:p>985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2954" calcext:value-type="float">
            <text:p>35.63</text:p>
          </table:table-cell>
          <table:table-cell office:value-type="float" office:value="139.7435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6000000" calcext:value-type="float">
            <text:p>1.44E+0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86" calcext:value-type="float">
            <text:p>986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602" calcext:value-type="float">
            <text:p>35.68</text:p>
          </table:table-cell>
          <table:table-cell office:value-type="float" office:value="139.7643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5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6000000" calcext:value-type="float">
            <text:p>1.44E+01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87" calcext:value-type="float">
            <text:p>987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2512" calcext:value-type="float">
            <text:p>34.63</text:p>
          </table:table-cell>
          <table:table-cell office:value-type="float" office:value="135.5573" calcext:value-type="float">
            <text:p>135.5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88" calcext:value-type="float">
            <text:p>988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45688" calcext:value-type="float">
            <text:p>34.46</text:p>
          </table:table-cell>
          <table:table-cell office:value-type="float" office:value="135.3824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5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89" calcext:value-type="float">
            <text:p>989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66905" calcext:value-type="float">
            <text:p>35.67</text:p>
          </table:table-cell>
          <table:table-cell office:value-type="float" office:value="139.7058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5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90" calcext:value-type="float">
            <text:p>99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3018" calcext:value-type="float">
            <text:p>35.63</text:p>
          </table:table-cell>
          <table:table-cell office:value-type="float" office:value="139.742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756" calcext:value-type="float">
            <text:p>34.46</text:p>
          </table:table-cell>
          <table:table-cell office:value-type="float" office:value="135.3817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5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92" calcext:value-type="float">
            <text:p>992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716" calcext:value-type="float">
            <text:p>34.46</text:p>
          </table:table-cell>
          <table:table-cell office:value-type="float" office:value="135.3801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5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93" calcext:value-type="float">
            <text:p>993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984" calcext:value-type="float">
            <text:p>35.65</text:p>
          </table:table-cell>
          <table:table-cell office:value-type="float" office:value="139.7914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9000000" calcext:value-type="float">
            <text:p>1.44E+01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953" calcext:value-type="float">
            <text:p>35.73</text:p>
          </table:table-cell>
          <table:table-cell office:value-type="float" office:value="139.7618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9000000" calcext:value-type="float">
            <text:p>1.44E+01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95" calcext:value-type="float">
            <text:p>99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731" calcext:value-type="float">
            <text:p>35.73</text:p>
          </table:table-cell>
          <table:table-cell office:value-type="float" office:value="139.7717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9000000" calcext:value-type="float">
            <text:p>1.44E+01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96" calcext:value-type="float">
            <text:p>996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1354" calcext:value-type="float">
            <text:p>35.71</text:p>
          </table:table-cell>
          <table:table-cell office:value-type="float" office:value="139.7763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0000000" calcext:value-type="float">
            <text:p>1.44E+0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97" calcext:value-type="float">
            <text:p>997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36475" calcext:value-type="float">
            <text:p>35.36</text:p>
          </table:table-cell>
          <table:table-cell office:value-type="float" office:value="135.2459" calcext:value-type="float">
            <text:p>135.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1000000" calcext:value-type="float">
            <text:p>1.44E+01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98" calcext:value-type="float">
            <text:p>99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151" calcext:value-type="float">
            <text:p>35.72</text:p>
          </table:table-cell>
          <table:table-cell office:value-type="float" office:value="139.7539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1000000" calcext:value-type="float">
            <text:p>1.44E+01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99" calcext:value-type="float">
            <text:p>999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69" calcext:value-type="float">
            <text:p>35.69</text:p>
          </table:table-cell>
          <table:table-cell office:value-type="float" office:value="139.7003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2000000" calcext:value-type="float">
            <text:p>1.44E+01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85" calcext:value-type="float">
            <text:p>35.69</text:p>
          </table:table-cell>
          <table:table-cell office:value-type="float" office:value="139.699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2000000" calcext:value-type="float">
            <text:p>1.44E+01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01" calcext:value-type="float">
            <text:p>100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699" calcext:value-type="float">
            <text:p>35.7</text:p>
          </table:table-cell>
          <table:table-cell office:value-type="float" office:value="139.8145" calcext:value-type="float">
            <text:p>139.8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2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4000000" calcext:value-type="float">
            <text:p>1.44E+0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2" calcext:value-type="float">
            <text:p>1002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5865" calcext:value-type="float">
            <text:p>35.86</text:p>
          </table:table-cell>
          <table:table-cell office:value-type="float" office:value="139.8684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4000000" calcext:value-type="float">
            <text:p>1.44E+01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5681" calcext:value-type="float">
            <text:p>35.86</text:p>
          </table:table-cell>
          <table:table-cell office:value-type="float" office:value="139.8674" calcext:value-type="float">
            <text:p>139.8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7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4000000" calcext:value-type="float">
            <text:p>1.44E+01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04" calcext:value-type="float">
            <text:p>1004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5608" calcext:value-type="float">
            <text:p>35.86</text:p>
          </table:table-cell>
          <table:table-cell office:value-type="float" office:value="139.8689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4000000" calcext:value-type="float">
            <text:p>1.44E+01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5381" calcext:value-type="float">
            <text:p>35.85</text:p>
          </table:table-cell>
          <table:table-cell office:value-type="float" office:value="139.8701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4000000" calcext:value-type="float">
            <text:p>1.44E+01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06" calcext:value-type="float">
            <text:p>1006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972" calcext:value-type="float">
            <text:p>34.64</text:p>
          </table:table-cell>
          <table:table-cell office:value-type="float" office:value="135.5256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7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5000000" calcext:value-type="float">
            <text:p>1.44E+01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07" calcext:value-type="float">
            <text:p>100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416" calcext:value-type="float">
            <text:p>35.68</text:p>
          </table:table-cell>
          <table:table-cell office:value-type="float" office:value="139.8454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8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7000000" calcext:value-type="float">
            <text:p>1.44E+01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08" calcext:value-type="float">
            <text:p>1008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678" calcext:value-type="float">
            <text:p>35.7</text:p>
          </table:table-cell>
          <table:table-cell office:value-type="float" office:value="139.8258" calcext:value-type="float">
            <text:p>139.8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8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8000000" calcext:value-type="float">
            <text:p>1.44E+01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09" calcext:value-type="float">
            <text:p>1009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0251" calcext:value-type="float">
            <text:p>35.7</text:p>
          </table:table-cell>
          <table:table-cell office:value-type="float" office:value="139.6013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9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0000000" calcext:value-type="float">
            <text:p>1.44E+01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837" calcext:value-type="float">
            <text:p>35.58</text:p>
          </table:table-cell>
          <table:table-cell office:value-type="float" office:value="140.1302" calcext:value-type="float">
            <text:p>140.1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9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1000000" calcext:value-type="float">
            <text:p>1.44E+01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11" calcext:value-type="float">
            <text:p>101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.74622" calcext:value-type="float">
            <text:p>34.75</text:p>
          </table:table-cell>
          <table:table-cell office:value-type="float" office:value="135.1738" calcext:value-type="float">
            <text:p>135.1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9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1000000" calcext:value-type="float">
            <text:p>1.44E+01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5167" calcext:value-type="float">
            <text:p>35.75</text:p>
          </table:table-cell>
          <table:table-cell office:value-type="float" office:value="139.805" calcext:value-type="float">
            <text:p>139.8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0-07-2015, 9:34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2000000" calcext:value-type="float">
            <text:p>1.44E+01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13" calcext:value-type="float">
            <text:p>101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97408" calcext:value-type="float">
            <text:p>33.97</text:p>
          </table:table-cell>
          <table:table-cell office:value-type="float" office:value="133.5481" calcext:value-type="float">
            <text:p>133.5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9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3000000" calcext:value-type="float">
            <text:p>1.44E+01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14" calcext:value-type="float">
            <text:p>101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57646" calcext:value-type="float">
            <text:p>35.58</text:p>
          </table:table-cell>
          <table:table-cell office:value-type="float" office:value="139.5938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3000000" calcext:value-type="float">
            <text:p>1.44E+01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233" calcext:value-type="float">
            <text:p>35.15</text:p>
          </table:table-cell>
          <table:table-cell office:value-type="float" office:value="136.9435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4000000" calcext:value-type="float">
            <text:p>1.44E+01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16" calcext:value-type="float">
            <text:p>1016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45522" calcext:value-type="float">
            <text:p>34.46</text:p>
          </table:table-cell>
          <table:table-cell office:value-type="float" office:value="135.3825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0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4000000" calcext:value-type="float">
            <text:p>1.44E+01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17" calcext:value-type="float">
            <text:p>1017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45699" calcext:value-type="float">
            <text:p>34.46</text:p>
          </table:table-cell>
          <table:table-cell office:value-type="float" office:value="135.3827" calcext:value-type="float">
            <text:p>135.3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5000000" calcext:value-type="float">
            <text:p>1.44E+01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18" calcext:value-type="float">
            <text:p>1018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45699" calcext:value-type="float">
            <text:p>34.46</text:p>
          </table:table-cell>
          <table:table-cell office:value-type="float" office:value="135.3827" calcext:value-type="float">
            <text:p>135.3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5000000" calcext:value-type="float">
            <text:p>1.44E+01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19" calcext:value-type="float">
            <text:p>101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6196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10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6000000" calcext:value-type="float">
            <text:p>1.44E+01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20" calcext:value-type="float">
            <text:p>102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59" calcext:value-type="float">
            <text:p>35.58</text:p>
          </table:table-cell>
          <table:table-cell office:value-type="float" office:value="139.5926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6000000" calcext:value-type="float">
            <text:p>1.44E+01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.72966" calcext:value-type="float">
            <text:p>35.73</text:p>
          </table:table-cell>
          <table:table-cell office:value-type="float" office:value="139.7109" calcext:value-type="float">
            <text:p>139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7000000" calcext:value-type="float">
            <text:p>1.44E+01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22" calcext:value-type="float">
            <text:p>102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211" calcext:value-type="float">
            <text:p>35.73</text:p>
          </table:table-cell>
          <table:table-cell office:value-type="float" office:value="139.7737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6000000" calcext:value-type="float">
            <text:p>1.44E+01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23" calcext:value-type="float">
            <text:p>102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211" calcext:value-type="float">
            <text:p>35.73</text:p>
          </table:table-cell>
          <table:table-cell office:value-type="float" office:value="139.7737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6000000" calcext:value-type="float">
            <text:p>1.44E+01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24" calcext:value-type="float">
            <text:p>102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211" calcext:value-type="float">
            <text:p>35.73</text:p>
          </table:table-cell>
          <table:table-cell office:value-type="float" office:value="139.7737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6000000" calcext:value-type="float">
            <text:p>1.44E+01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25" calcext:value-type="float">
            <text:p>1025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2392" calcext:value-type="float">
            <text:p>34.62</text:p>
          </table:table-cell>
          <table:table-cell office:value-type="float" office:value="135.5586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1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8000000" calcext:value-type="float">
            <text:p>1.44E+0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6" calcext:value-type="float">
            <text:p>1026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90506" calcext:value-type="float">
            <text:p>35.91</text:p>
          </table:table-cell>
          <table:table-cell office:value-type="float" office:value="139.464" calcext:value-type="float">
            <text:p>139.4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8000000" calcext:value-type="float">
            <text:p>1.44E+01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27" calcext:value-type="float">
            <text:p>1027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912" calcext:value-type="float">
            <text:p>35.73</text:p>
          </table:table-cell>
          <table:table-cell office:value-type="float" office:value="139.9076" calcext:value-type="float">
            <text:p>139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9000000" calcext:value-type="float">
            <text:p>1.44E+01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28" calcext:value-type="float">
            <text:p>102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3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1-07-2015, 1:38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46000000" calcext:value-type="float">
            <text:p>1.44E+01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89085" calcext:value-type="float">
            <text:p>33.89</text:p>
          </table:table-cell>
          <table:table-cell office:value-type="float" office:value="130.6931" calcext:value-type="float">
            <text:p>130.6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47000000" calcext:value-type="float">
            <text:p>1.44E+01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30" calcext:value-type="float">
            <text:p>1030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5558" calcext:value-type="float">
            <text:p>34.46</text:p>
          </table:table-cell>
          <table:table-cell office:value-type="float" office:value="135.3802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2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49000000" calcext:value-type="float">
            <text:p>1.44E+01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31" calcext:value-type="float">
            <text:p>1031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543" calcext:value-type="float">
            <text:p>35.72</text:p>
          </table:table-cell>
          <table:table-cell office:value-type="float" office:value="139.7842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4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57000000" calcext:value-type="float">
            <text:p>1.44E+01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32" calcext:value-type="float">
            <text:p>1032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941" calcext:value-type="float">
            <text:p>35.69</text:p>
          </table:table-cell>
          <table:table-cell office:value-type="float" office:value="139.7025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4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58000000" calcext:value-type="float">
            <text:p>1.44E+01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33" calcext:value-type="float">
            <text:p>103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5265" calcext:value-type="float">
            <text:p>26.25</text:p>
          </table:table-cell>
          <table:table-cell office:value-type="float" office:value="127.7565" calcext:value-type="float">
            <text:p>127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5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58000000" calcext:value-type="float">
            <text:p>1.44E+01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34" calcext:value-type="float">
            <text:p>1034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6851" calcext:value-type="float">
            <text:p>35.97</text:p>
          </table:table-cell>
          <table:table-cell office:value-type="float" office:value="139.7677" calcext:value-type="float">
            <text:p>139.7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51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61000000" calcext:value-type="float">
            <text:p>1.44E+01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4963" calcext:value-type="float">
            <text:p>33.25</text:p>
          </table:table-cell>
          <table:table-cell office:value-type="float" office:value="130.5012" calcext:value-type="float">
            <text:p>130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6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62000000" calcext:value-type="float">
            <text:p>1.44E+01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36" calcext:value-type="float">
            <text:p>1036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812" calcext:value-type="float">
            <text:p>43.08</text:p>
          </table:table-cell>
          <table:table-cell office:value-type="float" office:value="141.4201" calcext:value-type="float">
            <text:p>141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7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68000000" calcext:value-type="float">
            <text:p>1.44E+01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37" calcext:value-type="float">
            <text:p>1037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8391" calcext:value-type="float">
            <text:p>43.08</text:p>
          </table:table-cell>
          <table:table-cell office:value-type="float" office:value="141.4183" calcext:value-type="float">
            <text:p>141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7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68000000" calcext:value-type="float">
            <text:p>1.44E+01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38" calcext:value-type="float">
            <text:p>1038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016" calcext:value-type="float">
            <text:p>43.09</text:p>
          </table:table-cell>
          <table:table-cell office:value-type="float" office:value="141.4104" calcext:value-type="float">
            <text:p>141.4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7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68000000" calcext:value-type="float">
            <text:p>1.44E+01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39" calcext:value-type="float">
            <text:p>1039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68885" calcext:value-type="float">
            <text:p>35.69</text:p>
          </table:table-cell>
          <table:table-cell office:value-type="float" office:value="139.8358" calcext:value-type="float">
            <text:p>139.8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8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0000000" calcext:value-type="float">
            <text:p>1.44E+01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40" calcext:value-type="float">
            <text:p>1040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299" calcext:value-type="float">
            <text:p>35.71</text:p>
          </table:table-cell>
          <table:table-cell office:value-type="float" office:value="139.7797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8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1000000" calcext:value-type="float">
            <text:p>1.44E+01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41" calcext:value-type="float">
            <text:p>104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0196" calcext:value-type="float">
            <text:p>35.7</text:p>
          </table:table-cell>
          <table:table-cell office:value-type="float" office:value="139.6031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8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1000000" calcext:value-type="float">
            <text:p>1.44E+01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2" calcext:value-type="float">
            <text:p>104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16" calcext:value-type="float">
            <text:p>35.72</text:p>
          </table:table-cell>
          <table:table-cell office:value-type="float" office:value="139.7804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8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1000000" calcext:value-type="float">
            <text:p>1.44E+01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43" calcext:value-type="float">
            <text:p>104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16" calcext:value-type="float">
            <text:p>35.72</text:p>
          </table:table-cell>
          <table:table-cell office:value-type="float" office:value="139.7804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8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1000000" calcext:value-type="float">
            <text:p>1.44E+01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44" calcext:value-type="float">
            <text:p>104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8072" calcext:value-type="float">
            <text:p>33.98</text:p>
          </table:table-cell>
          <table:table-cell office:value-type="float" office:value="133.5395" calcext:value-type="float">
            <text:p>133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8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2000000" calcext:value-type="float">
            <text:p>1.44E+01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45" calcext:value-type="float">
            <text:p>1045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0329" calcext:value-type="float">
            <text:p>34.8</text:p>
          </table:table-cell>
          <table:table-cell office:value-type="float" office:value="137.3459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8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3000000" calcext:value-type="float">
            <text:p>1.44E+01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46" calcext:value-type="float">
            <text:p>1046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73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9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4000000" calcext:value-type="float">
            <text:p>1.44E+01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47" calcext:value-type="float">
            <text:p>1047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757" calcext:value-type="float">
            <text:p>35.66</text:p>
          </table:table-cell>
          <table:table-cell office:value-type="float" office:value="139.7921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9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48" calcext:value-type="float">
            <text:p>1048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2334" calcext:value-type="float">
            <text:p>34.62</text:p>
          </table:table-cell>
          <table:table-cell office:value-type="float" office:value="135.5595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9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49" calcext:value-type="float">
            <text:p>1049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884" calcext:value-type="float">
            <text:p>35.5</text:p>
          </table:table-cell>
          <table:table-cell office:value-type="float" office:value="140.0695" calcext:value-type="float">
            <text:p>140.0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9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50" calcext:value-type="float">
            <text:p>105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3689" calcext:value-type="float">
            <text:p>36.37</text:p>
          </table:table-cell>
          <table:table-cell office:value-type="float" office:value="140.5016" calcext:value-type="float">
            <text:p>140.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9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51" calcext:value-type="float">
            <text:p>105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2392" calcext:value-type="float">
            <text:p>34.62</text:p>
          </table:table-cell>
          <table:table-cell office:value-type="float" office:value="135.5586" calcext:value-type="float">
            <text:p>135.5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9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52" calcext:value-type="float">
            <text:p>1052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35589" calcext:value-type="float">
            <text:p>35.36</text:p>
          </table:table-cell>
          <table:table-cell office:value-type="float" office:value="135.391" calcext:value-type="float">
            <text:p>135.3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9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053" calcext:value-type="float">
            <text:p>105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90881" calcext:value-type="float">
            <text:p>35.91</text:p>
          </table:table-cell>
          <table:table-cell office:value-type="float" office:value="139.4804" calcext:value-type="float">
            <text:p>139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7000000" calcext:value-type="float">
            <text:p>1.44E+01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54" calcext:value-type="float">
            <text:p>1054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2914" calcext:value-type="float">
            <text:p>34.63</text:p>
          </table:table-cell>
          <table:table-cell office:value-type="float" office:value="135.5498" calcext:value-type="float">
            <text:p>135.5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0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55" calcext:value-type="float">
            <text:p>1055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111" calcext:value-type="float">
            <text:p>34.63</text:p>
          </table:table-cell>
          <table:table-cell office:value-type="float" office:value="135.5468" calcext:value-type="float">
            <text:p>135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56" calcext:value-type="float">
            <text:p>1056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2493" calcext:value-type="float">
            <text:p>39.72</text:p>
          </table:table-cell>
          <table:table-cell office:value-type="float" office:value="141.1458" calcext:value-type="float">
            <text:p>141.1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0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9000000" calcext:value-type="float">
            <text:p>1.44E+01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57" calcext:value-type="float">
            <text:p>1057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3649" calcext:value-type="float">
            <text:p>34.64</text:p>
          </table:table-cell>
          <table:table-cell office:value-type="float" office:value="135.5401" calcext:value-type="float">
            <text:p>135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0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58" calcext:value-type="float">
            <text:p>1058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3804" calcext:value-type="float">
            <text:p>34.64</text:p>
          </table:table-cell>
          <table:table-cell office:value-type="float" office:value="135.5378" calcext:value-type="float">
            <text:p>135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0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59" calcext:value-type="float">
            <text:p>1059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886" calcext:value-type="float">
            <text:p>34.64</text:p>
          </table:table-cell>
          <table:table-cell office:value-type="float" office:value="135.5387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60" calcext:value-type="float">
            <text:p>106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6393" calcext:value-type="float">
            <text:p>34.64</text:p>
          </table:table-cell>
          <table:table-cell office:value-type="float" office:value="135.5374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61" calcext:value-type="float">
            <text:p>1061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979" calcext:value-type="float">
            <text:p>34.64</text:p>
          </table:table-cell>
          <table:table-cell office:value-type="float" office:value="135.5357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62" calcext:value-type="float">
            <text:p>106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34513" calcext:value-type="float">
            <text:p>33.35</text:p>
          </table:table-cell>
          <table:table-cell office:value-type="float" office:value="130.5502" calcext:value-type="float">
            <text:p>130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63" calcext:value-type="float">
            <text:p>1063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2319" calcext:value-type="float">
            <text:p>39.72</text:p>
          </table:table-cell>
          <table:table-cell office:value-type="float" office:value="141.1464" calcext:value-type="float">
            <text:p>141.1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0000000" calcext:value-type="float">
            <text:p>1.44E+01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64" calcext:value-type="float">
            <text:p>106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31812" calcext:value-type="float">
            <text:p>35.32</text:p>
          </table:table-cell>
          <table:table-cell office:value-type="float" office:value="139.4005" calcext:value-type="float">
            <text:p>139.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1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0000000" calcext:value-type="float">
            <text:p>1.44E+01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65" calcext:value-type="float">
            <text:p>106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82582" calcext:value-type="float">
            <text:p>35.83</text:p>
          </table:table-cell>
          <table:table-cell office:value-type="float" office:value="139.8028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0000000" calcext:value-type="float">
            <text:p>1.44E+01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66" calcext:value-type="float">
            <text:p>1066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60956" calcext:value-type="float">
            <text:p>33.61</text:p>
          </table:table-cell>
          <table:table-cell office:value-type="float" office:value="130.4459" calcext:value-type="float">
            <text:p>130.4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1000000" calcext:value-type="float">
            <text:p>1.44E+01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67" calcext:value-type="float">
            <text:p>106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5004" calcext:value-type="float">
            <text:p>35.65</text:p>
          </table:table-cell>
          <table:table-cell office:value-type="float" office:value="139.7577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2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1000000" calcext:value-type="float">
            <text:p>1.44E+01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68" calcext:value-type="float">
            <text:p>1068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04" calcext:value-type="float">
            <text:p>35.69</text:p>
          </table:table-cell>
          <table:table-cell office:value-type="float" office:value="139.7002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1000000" calcext:value-type="float">
            <text:p>1.44E+01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69" calcext:value-type="float">
            <text:p>106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03" calcext:value-type="float">
            <text:p>35.69</text:p>
          </table:table-cell>
          <table:table-cell office:value-type="float" office:value="139.7002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1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1000000" calcext:value-type="float">
            <text:p>1.44E+01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70" calcext:value-type="float">
            <text:p>1070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68" calcext:value-type="float">
            <text:p>34.64</text:p>
          </table:table-cell>
          <table:table-cell office:value-type="float" office:value="135.5288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71" calcext:value-type="float">
            <text:p>1071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88" calcext:value-type="float">
            <text:p>34.64</text:p>
          </table:table-cell>
          <table:table-cell office:value-type="float" office:value="135.5299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72" calcext:value-type="float">
            <text:p>1072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987" calcext:value-type="float">
            <text:p>34.64</text:p>
          </table:table-cell>
          <table:table-cell office:value-type="float" office:value="135.5292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73" calcext:value-type="float">
            <text:p>1073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4006" calcext:value-type="float">
            <text:p>34.64</text:p>
          </table:table-cell>
          <table:table-cell office:value-type="float" office:value="135.5321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74" calcext:value-type="float">
            <text:p>1074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95" calcext:value-type="float">
            <text:p>34.64</text:p>
          </table:table-cell>
          <table:table-cell office:value-type="float" office:value="135.5341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75" calcext:value-type="float">
            <text:p>10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3881" calcext:value-type="float">
            <text:p>34.64</text:p>
          </table:table-cell>
          <table:table-cell office:value-type="float" office:value="135.5358" calcext:value-type="float">
            <text:p>135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1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76" calcext:value-type="float">
            <text:p>107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42969" calcext:value-type="float">
            <text:p>35.43</text:p>
          </table:table-cell>
          <table:table-cell office:value-type="float" office:value="139.4944" calcext:value-type="float">
            <text:p>139.4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1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3000000" calcext:value-type="float">
            <text:p>1.44E+01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77" calcext:value-type="float">
            <text:p>107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96799" calcext:value-type="float">
            <text:p>35.97</text:p>
          </table:table-cell>
          <table:table-cell office:value-type="float" office:value="139.7421" calcext:value-type="float">
            <text:p>139.7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11:43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3000000" calcext:value-type="float">
            <text:p>1.44E+01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78" calcext:value-type="float">
            <text:p>1078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5597" calcext:value-type="float">
            <text:p>34.46</text:p>
          </table:table-cell>
          <table:table-cell office:value-type="float" office:value="135.3816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3000000" calcext:value-type="float">
            <text:p>1.44E+01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79" calcext:value-type="float">
            <text:p>1079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315" calcext:value-type="float">
            <text:p>35.49</text:p>
          </table:table-cell>
          <table:table-cell office:value-type="float" office:value="139.6697" calcext:value-type="float">
            <text:p>139.6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0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80" calcext:value-type="float">
            <text:p>108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044" calcext:value-type="float">
            <text:p>35.49</text:p>
          </table:table-cell>
          <table:table-cell office:value-type="float" office:value="139.6617" calcext:value-type="float">
            <text:p>139.6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0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81" calcext:value-type="float">
            <text:p>1081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972" calcext:value-type="float">
            <text:p>35.73</text:p>
          </table:table-cell>
          <table:table-cell office:value-type="float" office:value="139.9086" calcext:value-type="float">
            <text:p>139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82" calcext:value-type="float">
            <text:p>1082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283" calcext:value-type="float">
            <text:p>35.49</text:p>
          </table:table-cell>
          <table:table-cell office:value-type="float" office:value="139.6626" calcext:value-type="float">
            <text:p>139.6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12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83" calcext:value-type="float">
            <text:p>1083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9592" calcext:value-type="float">
            <text:p>35.5</text:p>
          </table:table-cell>
          <table:table-cell office:value-type="float" office:value="139.6656" calcext:value-type="float">
            <text:p>139.6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84" calcext:value-type="float">
            <text:p>1084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766" calcext:value-type="float">
            <text:p>35.5</text:p>
          </table:table-cell>
          <table:table-cell office:value-type="float" office:value="139.6656" calcext:value-type="float">
            <text:p>139.6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14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85" calcext:value-type="float">
            <text:p>1085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9971" calcext:value-type="float">
            <text:p>35.5</text:p>
          </table:table-cell>
          <table:table-cell office:value-type="float" office:value="139.6654" calcext:value-type="float">
            <text:p>139.6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5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86" calcext:value-type="float">
            <text:p>1086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4313" calcext:value-type="float">
            <text:p>38.24</text:p>
          </table:table-cell>
          <table:table-cell office:value-type="float" office:value="140.8889" calcext:value-type="float">
            <text:p>140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87" calcext:value-type="float">
            <text:p>1087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.23719" calcext:value-type="float">
            <text:p>38.24</text:p>
          </table:table-cell>
          <table:table-cell office:value-type="float" office:value="140.8899" calcext:value-type="float">
            <text:p>140.8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88" calcext:value-type="float">
            <text:p>1088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241" calcext:value-type="float">
            <text:p>35.5</text:p>
          </table:table-cell>
          <table:table-cell office:value-type="float" office:value="140.0892" calcext:value-type="float">
            <text:p>140.0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89" calcext:value-type="float">
            <text:p>108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126" calcext:value-type="float">
            <text:p>35.5</text:p>
          </table:table-cell>
          <table:table-cell office:value-type="float" office:value="140.0904" calcext:value-type="float">
            <text:p>140.0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90" calcext:value-type="float">
            <text:p>1090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044" calcext:value-type="float">
            <text:p>35.5</text:p>
          </table:table-cell>
          <table:table-cell office:value-type="float" office:value="140.0922" calcext:value-type="float">
            <text:p>140.0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91" calcext:value-type="float">
            <text:p>1091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32" calcext:value-type="float">
            <text:p>35.5</text:p>
          </table:table-cell>
          <table:table-cell office:value-type="float" office:value="139.6626" calcext:value-type="float">
            <text:p>139.6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21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92" calcext:value-type="float">
            <text:p>1092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642" calcext:value-type="float">
            <text:p>35.79</text:p>
          </table:table-cell>
          <table:table-cell office:value-type="float" office:value="139.4724" calcext:value-type="float">
            <text:p>139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93" calcext:value-type="float">
            <text:p>1093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3387" calcext:value-type="float">
            <text:p>38.23</text:p>
          </table:table-cell>
          <table:table-cell office:value-type="float" office:value="140.8946" calcext:value-type="float">
            <text:p>140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94" calcext:value-type="float">
            <text:p>1094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3145" calcext:value-type="float">
            <text:p>38.23</text:p>
          </table:table-cell>
          <table:table-cell office:value-type="float" office:value="140.8998" calcext:value-type="float">
            <text:p>140.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95" calcext:value-type="float">
            <text:p>1095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02493" calcext:value-type="float">
            <text:p>36.02</text:p>
          </table:table-cell>
          <table:table-cell office:value-type="float" office:value="139.597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12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96" calcext:value-type="float">
            <text:p>1096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4181" calcext:value-type="float">
            <text:p>34.64</text:p>
          </table:table-cell>
          <table:table-cell office:value-type="float" office:value="135.527" calcext:value-type="float">
            <text:p>135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97" calcext:value-type="float">
            <text:p>1097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8395" calcext:value-type="float">
            <text:p>43.08</text:p>
          </table:table-cell>
          <table:table-cell office:value-type="float" office:value="141.2975" calcext:value-type="float">
            <text:p>141.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6000000" calcext:value-type="float">
            <text:p>1.44E+01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98" calcext:value-type="float">
            <text:p>1098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896" calcext:value-type="float">
            <text:p>34.64</text:p>
          </table:table-cell>
          <table:table-cell office:value-type="float" office:value="135.5261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6000000" calcext:value-type="float">
            <text:p>1.44E+01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99" calcext:value-type="float">
            <text:p>1099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896" calcext:value-type="float">
            <text:p>34.64</text:p>
          </table:table-cell>
          <table:table-cell office:value-type="float" office:value="135.5261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7000000" calcext:value-type="float">
            <text:p>1.44E+01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0" calcext:value-type="float">
            <text:p>1100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3896" calcext:value-type="float">
            <text:p>34.64</text:p>
          </table:table-cell>
          <table:table-cell office:value-type="float" office:value="135.5262" calcext:value-type="float">
            <text:p>135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7000000" calcext:value-type="float">
            <text:p>1.44E+01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01" calcext:value-type="float">
            <text:p>110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884" calcext:value-type="float">
            <text:p>35.77</text:p>
          </table:table-cell>
          <table:table-cell office:value-type="float" office:value="139.7896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1-07-2015, 12:58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7000000" calcext:value-type="float">
            <text:p>1.44E+0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02" calcext:value-type="float">
            <text:p>1102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57262" calcext:value-type="float">
            <text:p>33.57</text:p>
          </table:table-cell>
          <table:table-cell office:value-type="float" office:value="130.3209" calcext:value-type="float">
            <text:p>130.3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7000000" calcext:value-type="float">
            <text:p>1.44E+01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03" calcext:value-type="float">
            <text:p>1103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959" calcext:value-type="float">
            <text:p>35.77</text:p>
          </table:table-cell>
          <table:table-cell office:value-type="float" office:value="139.7904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1-07-2015, 1:15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8000000" calcext:value-type="float">
            <text:p>1.44E+01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104" calcext:value-type="float">
            <text:p>110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23776" calcext:value-type="float">
            <text:p>34.24</text:p>
          </table:table-cell>
          <table:table-cell office:value-type="float" office:value="133.892" calcext:value-type="float">
            <text:p>133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9000000" calcext:value-type="float">
            <text:p>1.44E+01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6652" calcext:value-type="float">
            <text:p>35.97</text:p>
          </table:table-cell>
          <table:table-cell office:value-type="float" office:value="139.7695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:55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1000000" calcext:value-type="float">
            <text:p>1.44E+01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106" calcext:value-type="float">
            <text:p>1106</text:p>
          </table:table-cell>
          <table:table-cell office:value-type="float" office:value="278" calcext:value-type="float">
            <text:p>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0237" calcext:value-type="float">
            <text:p>36.6</text:p>
          </table:table-cell>
          <table:table-cell office:value-type="float" office:value="140.6543" calcext:value-type="float">
            <text:p>140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2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3000000" calcext:value-type="float">
            <text:p>1.44E+01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107" calcext:value-type="float">
            <text:p>1107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0505" calcext:value-type="float">
            <text:p>35.91</text:p>
          </table:table-cell>
          <table:table-cell office:value-type="float" office:value="139.464" calcext:value-type="float">
            <text:p>139.4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2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3000000" calcext:value-type="float">
            <text:p>1.44E+01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08" calcext:value-type="float">
            <text:p>1108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42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3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5000000" calcext:value-type="float">
            <text:p>1.44E+01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09" calcext:value-type="float">
            <text:p>1109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78" calcext:value-type="float">
            <text:p>35.7</text:p>
          </table:table-cell>
          <table:table-cell office:value-type="float" office:value="139.8256" calcext:value-type="float">
            <text:p>139.83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3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5000000" calcext:value-type="float">
            <text:p>1.44E+01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110" calcext:value-type="float">
            <text:p>111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08416" calcext:value-type="float">
            <text:p>43.08</text:p>
          </table:table-cell>
          <table:table-cell office:value-type="float" office:value="141.2962" calcext:value-type="float">
            <text:p>141.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3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6000000" calcext:value-type="float">
            <text:p>1.44E+01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11" calcext:value-type="float">
            <text:p>1111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16762" calcext:value-type="float">
            <text:p>35.17</text:p>
          </table:table-cell>
          <table:table-cell office:value-type="float" office:value="136.9013" calcext:value-type="float">
            <text:p>136.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3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6000000" calcext:value-type="float">
            <text:p>1.44E+01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12" calcext:value-type="float">
            <text:p>1112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658" calcext:value-type="float">
            <text:p>35.67</text:p>
          </table:table-cell>
          <table:table-cell office:value-type="float" office:value="139.7712" calcext:value-type="float">
            <text:p>139.7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3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6000000" calcext:value-type="float">
            <text:p>1.44E+01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13" calcext:value-type="float">
            <text:p>111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3034" calcext:value-type="float">
            <text:p>35.53</text:p>
          </table:table-cell>
          <table:table-cell office:value-type="float" office:value="139.6981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3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7000000" calcext:value-type="float">
            <text:p>1.44E+01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14" calcext:value-type="float">
            <text:p>111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80326" calcext:value-type="float">
            <text:p>35.8</text:p>
          </table:table-cell>
          <table:table-cell office:value-type="float" office:value="139.7172" calcext:value-type="float">
            <text:p>139.7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3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8000000" calcext:value-type="float">
            <text:p>1.44E+01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15" calcext:value-type="float">
            <text:p>1115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50004" calcext:value-type="float">
            <text:p>35.5</text:p>
          </table:table-cell>
          <table:table-cell office:value-type="float" office:value="139.6335" calcext:value-type="float">
            <text:p>139.6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4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1000000" calcext:value-type="float">
            <text:p>1.44E+01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16" calcext:value-type="float">
            <text:p>1116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1008" calcext:value-type="float">
            <text:p>39.71</text:p>
          </table:table-cell>
          <table:table-cell office:value-type="float" office:value="141.0714" calcext:value-type="float">
            <text:p>141.0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2000000" calcext:value-type="float">
            <text:p>1.44E+01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17" calcext:value-type="float">
            <text:p>111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81739" calcext:value-type="float">
            <text:p>34.82</text:p>
          </table:table-cell>
          <table:table-cell office:value-type="float" office:value="135.5715" calcext:value-type="float">
            <text:p>135.5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5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2000000" calcext:value-type="float">
            <text:p>1.44E+01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18" calcext:value-type="float">
            <text:p>1118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9123" calcext:value-type="float">
            <text:p>35.89</text:p>
          </table:table-cell>
          <table:table-cell office:value-type="float" office:value="140.4989" calcext:value-type="float">
            <text:p>140.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5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2000000" calcext:value-type="float">
            <text:p>1.44E+01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19" calcext:value-type="float">
            <text:p>111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903" calcext:value-type="float">
            <text:p>35.89</text:p>
          </table:table-cell>
          <table:table-cell office:value-type="float" office:value="140.4984" calcext:value-type="float">
            <text:p>140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2000000" calcext:value-type="float">
            <text:p>1.44E+01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20" calcext:value-type="float">
            <text:p>1120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4889" calcext:value-type="float">
            <text:p>35.75</text:p>
          </table:table-cell>
          <table:table-cell office:value-type="float" office:value="139.7991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2000000" calcext:value-type="float">
            <text:p>1.44E+01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21" calcext:value-type="float">
            <text:p>1121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5804" calcext:value-type="float">
            <text:p>34.46</text:p>
          </table:table-cell>
          <table:table-cell office:value-type="float" office:value="135.3781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3000000" calcext:value-type="float">
            <text:p>1.44E+01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22" calcext:value-type="float">
            <text:p>1122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2551" calcext:value-type="float">
            <text:p>35.53</text:p>
          </table:table-cell>
          <table:table-cell office:value-type="float" office:value="139.683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5:4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4000000" calcext:value-type="float">
            <text:p>1.44E+01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23" calcext:value-type="float">
            <text:p>1123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4139" calcext:value-type="float">
            <text:p>35.74</text:p>
          </table:table-cell>
          <table:table-cell office:value-type="float" office:value="139.7974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4000000" calcext:value-type="float">
            <text:p>1.44E+01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24" calcext:value-type="float">
            <text:p>1124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31604" calcext:value-type="float">
            <text:p>38.32</text:p>
          </table:table-cell>
          <table:table-cell office:value-type="float" office:value="140.8948" calcext:value-type="float">
            <text:p>140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5000000" calcext:value-type="float">
            <text:p>1.44E+01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25" calcext:value-type="float">
            <text:p>1125</text:p>
          </table:table-cell>
          <table:table-cell office:value-type="float" office:value="223" calcext:value-type="float">
            <text:p>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0545" calcext:value-type="float">
            <text:p>36.05</text:p>
          </table:table-cell>
          <table:table-cell office:value-type="float" office:value="139.5379" calcext:value-type="float">
            <text:p>139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5000000" calcext:value-type="float">
            <text:p>1.44E+01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26" calcext:value-type="float">
            <text:p>1126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8911" calcext:value-type="float">
            <text:p>35.89</text:p>
          </table:table-cell>
          <table:table-cell office:value-type="float" office:value="140.501" calcext:value-type="float">
            <text:p>140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6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5000000" calcext:value-type="float">
            <text:p>1.44E+0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882" calcext:value-type="float">
            <text:p>35.89</text:p>
          </table:table-cell>
          <table:table-cell office:value-type="float" office:value="140.501" calcext:value-type="float">
            <text:p>140.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6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6000000" calcext:value-type="float">
            <text:p>1.44E+01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28" calcext:value-type="float">
            <text:p>1128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5926" calcext:value-type="float">
            <text:p>35.86</text:p>
          </table:table-cell>
          <table:table-cell office:value-type="float" office:value="139.8658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6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6000000" calcext:value-type="float">
            <text:p>1.44E+01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29" calcext:value-type="float">
            <text:p>1129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5683" calcext:value-type="float">
            <text:p>36.66</text:p>
          </table:table-cell>
          <table:table-cell office:value-type="float" office:value="139.0888" calcext:value-type="float">
            <text:p>139.0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6:21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6000000" calcext:value-type="float">
            <text:p>1.44E+01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30" calcext:value-type="float">
            <text:p>1130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8808" calcext:value-type="float">
            <text:p>35.89</text:p>
          </table:table-cell>
          <table:table-cell office:value-type="float" office:value="140.5104" calcext:value-type="float">
            <text:p>140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6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7000000" calcext:value-type="float">
            <text:p>1.44E+01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31" calcext:value-type="float">
            <text:p>1131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70164" calcext:value-type="float">
            <text:p>35.7</text:p>
          </table:table-cell>
          <table:table-cell office:value-type="float" office:value="139.6008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6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8000000" calcext:value-type="float">
            <text:p>1.44E+01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32" calcext:value-type="float">
            <text:p>1132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655" calcext:value-type="float">
            <text:p>34.64</text:p>
          </table:table-cell>
          <table:table-cell office:value-type="float" office:value="135.5374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7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9000000" calcext:value-type="float">
            <text:p>1.44E+01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33" calcext:value-type="float">
            <text:p>1133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3711" calcext:value-type="float">
            <text:p>34.64</text:p>
          </table:table-cell>
          <table:table-cell office:value-type="float" office:value="135.5385" calcext:value-type="float">
            <text:p>135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7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9000000" calcext:value-type="float">
            <text:p>1.44E+01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34" calcext:value-type="float">
            <text:p>1134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63884" calcext:value-type="float">
            <text:p>34.64</text:p>
          </table:table-cell>
          <table:table-cell office:value-type="float" office:value="135.5357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7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9000000" calcext:value-type="float">
            <text:p>1.44E+01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35" calcext:value-type="float">
            <text:p>113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0837" calcext:value-type="float">
            <text:p>35.91</text:p>
          </table:table-cell>
          <table:table-cell office:value-type="float" office:value="139.4559" calcext:value-type="float">
            <text:p>139.4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7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0000000" calcext:value-type="float">
            <text:p>1.44E+01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36" calcext:value-type="float">
            <text:p>113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96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7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1000000" calcext:value-type="float">
            <text:p>1.44E+01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137" calcext:value-type="float">
            <text:p>1137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28" calcext:value-type="float">
            <text:p>35.5</text:p>
          </table:table-cell>
          <table:table-cell office:value-type="float" office:value="139.4181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7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1000000" calcext:value-type="float">
            <text:p>1.44E+01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38" calcext:value-type="float">
            <text:p>113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06011" calcext:value-type="float">
            <text:p>43.06</text:p>
          </table:table-cell>
          <table:table-cell office:value-type="float" office:value="141.5069" calcext:value-type="float">
            <text:p>141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8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3000000" calcext:value-type="float">
            <text:p>1.44E+01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39" calcext:value-type="float">
            <text:p>1139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98489" calcext:value-type="float">
            <text:p>35.98</text:p>
          </table:table-cell>
          <table:table-cell office:value-type="float" office:value="139.8348" calcext:value-type="float">
            <text:p>139.8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8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4000000" calcext:value-type="float">
            <text:p>1.44E+01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40" calcext:value-type="float">
            <text:p>114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8936" calcext:value-type="float">
            <text:p>35.69</text:p>
          </table:table-cell>
          <table:table-cell office:value-type="float" office:value="139.704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9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9000000" calcext:value-type="float">
            <text:p>1.44E+01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41" calcext:value-type="float">
            <text:p>114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457" calcext:value-type="float">
            <text:p>35.69</text:p>
          </table:table-cell>
          <table:table-cell office:value-type="float" office:value="139.8239" calcext:value-type="float">
            <text:p>139.8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9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9000000" calcext:value-type="float">
            <text:p>1.44E+01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42" calcext:value-type="float">
            <text:p>1142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366" calcext:value-type="float">
            <text:p>35.37</text:p>
          </table:table-cell>
          <table:table-cell office:value-type="float" office:value="136.7267" calcext:value-type="float">
            <text:p>136.7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20000000" calcext:value-type="float">
            <text:p>1.44E+01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43" calcext:value-type="float">
            <text:p>114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839" calcext:value-type="float">
            <text:p>35.48</text:p>
          </table:table-cell>
          <table:table-cell office:value-type="float" office:value="139.641" calcext:value-type="float">
            <text:p>139.6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0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20000000" calcext:value-type="float">
            <text:p>1.44E+01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44" calcext:value-type="float">
            <text:p>1144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548" calcext:value-type="float">
            <text:p>34.39</text:p>
          </table:table-cell>
          <table:table-cell office:value-type="float" office:value="132.4419" calcext:value-type="float">
            <text:p>132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25000000" calcext:value-type="float">
            <text:p>1.44E+01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45" calcext:value-type="float">
            <text:p>114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34949" calcext:value-type="float">
            <text:p>36.35</text:p>
          </table:table-cell>
          <table:table-cell office:value-type="float" office:value="140.4864" calcext:value-type="float">
            <text:p>140.4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2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29000000" calcext:value-type="float">
            <text:p>1.44E+01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46" calcext:value-type="float">
            <text:p>1146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082" calcext:value-type="float">
            <text:p>35.5</text:p>
          </table:table-cell>
          <table:table-cell office:value-type="float" office:value="139.673" calcext:value-type="float">
            <text:p>139.6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6:04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49000000" calcext:value-type="float">
            <text:p>1.44E+01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47" calcext:value-type="float">
            <text:p>114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738" calcext:value-type="float">
            <text:p>35.51</text:p>
          </table:table-cell>
          <table:table-cell office:value-type="float" office:value="139.678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6:08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49000000" calcext:value-type="float">
            <text:p>1.44E+01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48" calcext:value-type="float">
            <text:p>1148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.41384" calcext:value-type="float">
            <text:p>33.41</text:p>
          </table:table-cell>
          <table:table-cell office:value-type="float" office:value="130.5152" calcext:value-type="float">
            <text:p>130.5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6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49000000" calcext:value-type="float">
            <text:p>1.44E+01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49" calcext:value-type="float">
            <text:p>1149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3749" calcext:value-type="float">
            <text:p>35.74</text:p>
          </table:table-cell>
          <table:table-cell office:value-type="float" office:value="139.6556" calcext:value-type="float">
            <text:p>139.6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8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50" calcext:value-type="float">
            <text:p>115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358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8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51" calcext:value-type="float">
            <text:p>1151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283" calcext:value-type="float">
            <text:p>35.5</text:p>
          </table:table-cell>
          <table:table-cell office:value-type="float" office:value="139.4162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8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52" calcext:value-type="float">
            <text:p>1152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23" calcext:value-type="float">
            <text:p>35.5</text:p>
          </table:table-cell>
          <table:table-cell office:value-type="float" office:value="139.4152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8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53" calcext:value-type="float">
            <text:p>115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185" calcext:value-type="float">
            <text:p>35.5</text:p>
          </table:table-cell>
          <table:table-cell office:value-type="float" office:value="139.4141" calcext:value-type="float">
            <text:p>139.4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8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54" calcext:value-type="float">
            <text:p>115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218" calcext:value-type="float">
            <text:p>35.5</text:p>
          </table:table-cell>
          <table:table-cell office:value-type="float" office:value="139.4127" calcext:value-type="float">
            <text:p>139.4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8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55" calcext:value-type="float">
            <text:p>1155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5613" calcext:value-type="float">
            <text:p>35.46</text:p>
          </table:table-cell>
          <table:table-cell office:value-type="float" office:value="139.3962" calcext:value-type="float">
            <text:p>139.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8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9000000" calcext:value-type="float">
            <text:p>1.44E+01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56" calcext:value-type="float">
            <text:p>115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5903" calcext:value-type="float">
            <text:p>35.46</text:p>
          </table:table-cell>
          <table:table-cell office:value-type="float" office:value="139.3966" calcext:value-type="float">
            <text:p>139.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8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9000000" calcext:value-type="float">
            <text:p>1.44E+01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57" calcext:value-type="float">
            <text:p>1157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159" calcext:value-type="float">
            <text:p>43.09</text:p>
          </table:table-cell>
          <table:table-cell office:value-type="float" office:value="141.5221" calcext:value-type="float">
            <text:p>141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9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1000000" calcext:value-type="float">
            <text:p>1.44E+01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158" calcext:value-type="float">
            <text:p>115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40496" calcext:value-type="float">
            <text:p>35.4</text:p>
          </table:table-cell>
          <table:table-cell office:value-type="float" office:value="139.5695" calcext:value-type="float">
            <text:p>139.57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12-07-2015, 9:22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1000000" calcext:value-type="float">
            <text:p>1.44E+01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159" calcext:value-type="float">
            <text:p>115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59055" calcext:value-type="float">
            <text:p>33.59</text:p>
          </table:table-cell>
          <table:table-cell office:value-type="float" office:value="130.3317" calcext:value-type="float">
            <text:p>130.33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9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2000000" calcext:value-type="float">
            <text:p>1.44E+01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60" calcext:value-type="float">
            <text:p>116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3349" calcext:value-type="float">
            <text:p>33.93</text:p>
          </table:table-cell>
          <table:table-cell office:value-type="float" office:value="131.2746" calcext:value-type="float">
            <text:p>131.2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10:2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4000000" calcext:value-type="float">
            <text:p>1.44E+01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161" calcext:value-type="float">
            <text:p>1161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70043" calcext:value-type="float">
            <text:p>35.7</text:p>
          </table:table-cell>
          <table:table-cell office:value-type="float" office:value="139.5992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0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5000000" calcext:value-type="float">
            <text:p>1.44E+01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62" calcext:value-type="float">
            <text:p>1162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.04604" calcext:value-type="float">
            <text:p>43.05</text:p>
          </table:table-cell>
          <table:table-cell office:value-type="float" office:value="141.3966" calcext:value-type="float">
            <text:p>141.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1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9000000" calcext:value-type="float">
            <text:p>1.44E+01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63" calcext:value-type="float">
            <text:p>116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44242" calcext:value-type="float">
            <text:p>35.44</text:p>
          </table:table-cell>
          <table:table-cell office:value-type="float" office:value="139.5217" calcext:value-type="float">
            <text:p>139.52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1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9000000" calcext:value-type="float">
            <text:p>1.44E+01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64" calcext:value-type="float">
            <text:p>1164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514" calcext:value-type="float">
            <text:p>35.67</text:p>
          </table:table-cell>
          <table:table-cell office:value-type="float" office:value="139.7123" calcext:value-type="float">
            <text:p>139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11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9000000" calcext:value-type="float">
            <text:p>1.44E+01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65" calcext:value-type="float">
            <text:p>116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322" calcext:value-type="float">
            <text:p>35.68</text:p>
          </table:table-cell>
          <table:table-cell office:value-type="float" office:value="139.6559" calcext:value-type="float">
            <text:p>139.6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12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1000000" calcext:value-type="float">
            <text:p>1.44E+01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66" calcext:value-type="float">
            <text:p>1166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56661" calcext:value-type="float">
            <text:p>33.57</text:p>
          </table:table-cell>
          <table:table-cell office:value-type="float" office:value="133.65" calcext:value-type="float">
            <text:p>133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2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1000000" calcext:value-type="float">
            <text:p>1.44E+01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67" calcext:value-type="float">
            <text:p>1167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56619" calcext:value-type="float">
            <text:p>33.57</text:p>
          </table:table-cell>
          <table:table-cell office:value-type="float" office:value="133.651" calcext:value-type="float">
            <text:p>133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2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2000000" calcext:value-type="float">
            <text:p>1.44E+01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68" calcext:value-type="float">
            <text:p>1168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9794" calcext:value-type="float">
            <text:p>34.98</text:p>
          </table:table-cell>
          <table:table-cell office:value-type="float" office:value="137.0852" calcext:value-type="float">
            <text:p>137.0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2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3000000" calcext:value-type="float">
            <text:p>1.44E+01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169" calcext:value-type="float">
            <text:p>1169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80008" calcext:value-type="float">
            <text:p>34.8</text:p>
          </table:table-cell>
          <table:table-cell office:value-type="float" office:value="137.3577" calcext:value-type="float">
            <text:p>137.3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4000000" calcext:value-type="float">
            <text:p>1.44E+01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170" calcext:value-type="float">
            <text:p>1170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36391" calcext:value-type="float">
            <text:p>35.36</text:p>
          </table:table-cell>
          <table:table-cell office:value-type="float" office:value="135.2454" calcext:value-type="float">
            <text:p>135.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5000000" calcext:value-type="float">
            <text:p>1.44E+01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171" calcext:value-type="float">
            <text:p>117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.40343" calcext:value-type="float">
            <text:p>33.4</text:p>
          </table:table-cell>
          <table:table-cell office:value-type="float" office:value="130.5157" calcext:value-type="float">
            <text:p>130.5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1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5000000" calcext:value-type="float">
            <text:p>1.44E+01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72" calcext:value-type="float">
            <text:p>1172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6759" calcext:value-type="float">
            <text:p>36.67</text:p>
          </table:table-cell>
          <table:table-cell office:value-type="float" office:value="139.1196" calcext:value-type="float">
            <text:p>139.1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:3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6000000" calcext:value-type="float">
            <text:p>1.44E+01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73" calcext:value-type="float">
            <text:p>117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843" calcext:value-type="float">
            <text:p>39.78</text:p>
          </table:table-cell>
          <table:table-cell office:value-type="float" office:value="141.1283" calcext:value-type="float">
            <text:p>141.1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0000000" calcext:value-type="float">
            <text:p>1.44E+01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74" calcext:value-type="float">
            <text:p>117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462" calcext:value-type="float">
            <text:p>35.69</text:p>
          </table:table-cell>
          <table:table-cell office:value-type="float" office:value="139.8237" calcext:value-type="float">
            <text:p>139.8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2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9000000" calcext:value-type="float">
            <text:p>1.44E+01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175" calcext:value-type="float">
            <text:p>1175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6013" calcext:value-type="float">
            <text:p>43.06</text:p>
          </table:table-cell>
          <table:table-cell office:value-type="float" office:value="141.5069" calcext:value-type="float">
            <text:p>141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2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0000000" calcext:value-type="float">
            <text:p>1.44E+01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176" calcext:value-type="float">
            <text:p>1176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36482" calcext:value-type="float">
            <text:p>35.36</text:p>
          </table:table-cell>
          <table:table-cell office:value-type="float" office:value="135.2458" calcext:value-type="float">
            <text:p>135.2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3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1000000" calcext:value-type="float">
            <text:p>1.44E+01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177" calcext:value-type="float">
            <text:p>1177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82599" calcext:value-type="float">
            <text:p>37.83</text:p>
          </table:table-cell>
          <table:table-cell office:value-type="float" office:value="139.1564" calcext:value-type="float">
            <text:p>139.1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3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2000000" calcext:value-type="float">
            <text:p>1.44E+01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78" calcext:value-type="float">
            <text:p>1178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.82596" calcext:value-type="float">
            <text:p>37.83</text:p>
          </table:table-cell>
          <table:table-cell office:value-type="float" office:value="139.1564" calcext:value-type="float">
            <text:p>139.1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3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2000000" calcext:value-type="float">
            <text:p>1.44E+01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179" calcext:value-type="float">
            <text:p>1179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872" calcext:value-type="float">
            <text:p>35.73</text:p>
          </table:table-cell>
          <table:table-cell office:value-type="float" office:value="139.9062" calcext:value-type="float">
            <text:p>139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3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2000000" calcext:value-type="float">
            <text:p>1.44E+01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80" calcext:value-type="float">
            <text:p>1180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46801" calcext:value-type="float">
            <text:p>35.47</text:p>
          </table:table-cell>
          <table:table-cell office:value-type="float" office:value="139.624" calcext:value-type="float">
            <text:p>139.62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3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4000000" calcext:value-type="float">
            <text:p>1.44E+01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81" calcext:value-type="float">
            <text:p>1181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5" calcext:value-type="float">
            <text:p>35.51</text:p>
          </table:table-cell>
          <table:table-cell office:value-type="float" office:value="139.4168" calcext:value-type="float">
            <text:p>139.4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4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6000000" calcext:value-type="float">
            <text:p>1.44E+01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82" calcext:value-type="float">
            <text:p>118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472" calcext:value-type="float">
            <text:p>35.5</text:p>
          </table:table-cell>
          <table:table-cell office:value-type="float" office:value="139.4154" calcext:value-type="float">
            <text:p>139.4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4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6000000" calcext:value-type="float">
            <text:p>1.44E+01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83" calcext:value-type="float">
            <text:p>118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9867" calcext:value-type="float">
            <text:p>34</text:p>
          </table:table-cell>
          <table:table-cell office:value-type="float" office:value="133.5618" calcext:value-type="float">
            <text:p>133.5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4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7000000" calcext:value-type="float">
            <text:p>1.44E+01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84" calcext:value-type="float">
            <text:p>118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634" calcext:value-type="float">
            <text:p>35.68</text:p>
          </table:table-cell>
          <table:table-cell office:value-type="float" office:value="139.4729" calcext:value-type="float">
            <text:p>139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6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93000000" calcext:value-type="float">
            <text:p>1.44E+01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185" calcext:value-type="float">
            <text:p>118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97691" calcext:value-type="float">
            <text:p>34.98</text:p>
          </table:table-cell>
          <table:table-cell office:value-type="float" office:value="137.0339" calcext:value-type="float">
            <text:p>137.0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7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95000000" calcext:value-type="float">
            <text:p>1.44E+01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86" calcext:value-type="float">
            <text:p>1186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.02999" calcext:value-type="float">
            <text:p>43.03</text:p>
          </table:table-cell>
          <table:table-cell office:value-type="float" office:value="141.4373" calcext:value-type="float">
            <text:p>141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7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97000000" calcext:value-type="float">
            <text:p>1.44E+01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187" calcext:value-type="float">
            <text:p>118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5721" calcext:value-type="float">
            <text:p>35.56</text:p>
          </table:table-cell>
          <table:table-cell office:value-type="float" office:value="139.7349" calcext:value-type="float">
            <text:p>139.7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8:1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99000000" calcext:value-type="float">
            <text:p>1.44E+012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188" calcext:value-type="float">
            <text:p>1188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5085" calcext:value-type="float">
            <text:p>35.85</text:p>
          </table:table-cell>
          <table:table-cell office:value-type="float" office:value="139.8684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9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03000000" calcext:value-type="float">
            <text:p>1.44E+01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189" calcext:value-type="float">
            <text:p>1189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7486" calcext:value-type="float">
            <text:p>35.47</text:p>
          </table:table-cell>
          <table:table-cell office:value-type="float" office:value="139.5479" calcext:value-type="float">
            <text:p>139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0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08000000" calcext:value-type="float">
            <text:p>1.44E+01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90" calcext:value-type="float">
            <text:p>119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9027" calcext:value-type="float">
            <text:p>34.9</text:p>
          </table:table-cell>
          <table:table-cell office:value-type="float" office:value="137.213" calcext:value-type="float">
            <text:p>137.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0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08000000" calcext:value-type="float">
            <text:p>1.44E+01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91" calcext:value-type="float">
            <text:p>1191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9027" calcext:value-type="float">
            <text:p>34.9</text:p>
          </table:table-cell>
          <table:table-cell office:value-type="float" office:value="137.213" calcext:value-type="float">
            <text:p>137.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0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08000000" calcext:value-type="float">
            <text:p>1.44E+01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92" calcext:value-type="float">
            <text:p>1192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0329" calcext:value-type="float">
            <text:p>34.8</text:p>
          </table:table-cell>
          <table:table-cell office:value-type="float" office:value="137.3459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1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10000000" calcext:value-type="float">
            <text:p>1.44E+01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93" calcext:value-type="float">
            <text:p>119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0258" calcext:value-type="float">
            <text:p>35.7</text:p>
          </table:table-cell>
          <table:table-cell office:value-type="float" office:value="139.6009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1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11000000" calcext:value-type="float">
            <text:p>1.44E+0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94" calcext:value-type="float">
            <text:p>1194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563" calcext:value-type="float">
            <text:p>35.7</text:p>
          </table:table-cell>
          <table:table-cell office:value-type="float" office:value="139.707" calcext:value-type="float">
            <text:p>139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2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16000000" calcext:value-type="float">
            <text:p>1.44E+01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195" calcext:value-type="float">
            <text:p>1195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5121" calcext:value-type="float">
            <text:p>26.25</text:p>
          </table:table-cell>
          <table:table-cell office:value-type="float" office:value="127.7483" calcext:value-type="float">
            <text:p>127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3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26000000" calcext:value-type="float">
            <text:p>1.44E+01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196" calcext:value-type="float">
            <text:p>1196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8555" calcext:value-type="float">
            <text:p>35.69</text:p>
          </table:table-cell>
          <table:table-cell office:value-type="float" office:value="139.845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5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3000000" calcext:value-type="float">
            <text:p>1.44E+01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197" calcext:value-type="float">
            <text:p>1197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68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3000000" calcext:value-type="float">
            <text:p>1.44E+01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198" calcext:value-type="float">
            <text:p>1198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382" calcext:value-type="float">
            <text:p>35.68</text:p>
          </table:table-cell>
          <table:table-cell office:value-type="float" office:value="139.7672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5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4000000" calcext:value-type="float">
            <text:p>1.44E+01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199" calcext:value-type="float">
            <text:p>1199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096" calcext:value-type="float">
            <text:p>35.5</text:p>
          </table:table-cell>
          <table:table-cell office:value-type="float" office:value="139.4122" calcext:value-type="float">
            <text:p>139.4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6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5000000" calcext:value-type="float">
            <text:p>1.44E+01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200" calcext:value-type="float">
            <text:p>120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.42833" calcext:value-type="float">
            <text:p>33.43</text:p>
          </table:table-cell>
          <table:table-cell office:value-type="float" office:value="130.5328" calcext:value-type="float">
            <text:p>130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6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6000000" calcext:value-type="float">
            <text:p>1.44E+01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01" calcext:value-type="float">
            <text:p>120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6847" calcext:value-type="float">
            <text:p>35.97</text:p>
          </table:table-cell>
          <table:table-cell office:value-type="float" office:value="139.7677" calcext:value-type="float">
            <text:p>139.7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2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6000000" calcext:value-type="float">
            <text:p>1.44E+0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404" calcext:value-type="float">
            <text:p>43.09</text:p>
          </table:table-cell>
          <table:table-cell office:value-type="float" office:value="141.4464" calcext:value-type="float">
            <text:p>141.4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7000000" calcext:value-type="float">
            <text:p>1.44E+01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203" calcext:value-type="float">
            <text:p>1203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424" calcext:value-type="float">
            <text:p>43.09</text:p>
          </table:table-cell>
          <table:table-cell office:value-type="float" office:value="141.4429" calcext:value-type="float">
            <text:p>141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7000000" calcext:value-type="float">
            <text:p>1.44E+01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204" calcext:value-type="float">
            <text:p>1204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448" calcext:value-type="float">
            <text:p>43.09</text:p>
          </table:table-cell>
          <table:table-cell office:value-type="float" office:value="141.4333" calcext:value-type="float">
            <text:p>141.4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7000000" calcext:value-type="float">
            <text:p>1.44E+01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8866" calcext:value-type="float">
            <text:p>43.09</text:p>
          </table:table-cell>
          <table:table-cell office:value-type="float" office:value="141.4144" calcext:value-type="float">
            <text:p>141.4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8000000" calcext:value-type="float">
            <text:p>1.44E+01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206" calcext:value-type="float">
            <text:p>1206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321" calcext:value-type="float">
            <text:p>35.72</text:p>
          </table:table-cell>
          <table:table-cell office:value-type="float" office:value="139.8689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7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9000000" calcext:value-type="float">
            <text:p>1.44E+01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07" calcext:value-type="float">
            <text:p>1207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5266" calcext:value-type="float">
            <text:p>35.85</text:p>
          </table:table-cell>
          <table:table-cell office:value-type="float" office:value="139.8686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7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40000000" calcext:value-type="float">
            <text:p>1.44E+01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08" calcext:value-type="float">
            <text:p>1208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7276" calcext:value-type="float">
            <text:p>35.77</text:p>
          </table:table-cell>
          <table:table-cell office:value-type="float" office:value="139.5172" calcext:value-type="float">
            <text:p>139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7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41000000" calcext:value-type="float">
            <text:p>1.44E+01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209" calcext:value-type="float">
            <text:p>1209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818" calcext:value-type="float">
            <text:p>35.7</text:p>
          </table:table-cell>
          <table:table-cell office:value-type="float" office:value="139.5995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8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43000000" calcext:value-type="float">
            <text:p>1.44E+01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210" calcext:value-type="float">
            <text:p>121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84" calcext:value-type="float">
            <text:p>35.51</text:p>
          </table:table-cell>
          <table:table-cell office:value-type="float" office:value="139.6755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8:21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43000000" calcext:value-type="float">
            <text:p>1.44E+01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211" calcext:value-type="float">
            <text:p>1211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85909" calcext:value-type="float">
            <text:p>34.86</text:p>
          </table:table-cell>
          <table:table-cell office:value-type="float" office:value="135.7083" calcext:value-type="float">
            <text:p>135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9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46000000" calcext:value-type="float">
            <text:p>1.44E+01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12" calcext:value-type="float">
            <text:p>121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5758" calcext:value-type="float">
            <text:p>33.58</text:p>
          </table:table-cell>
          <table:table-cell office:value-type="float" office:value="130.3413" calcext:value-type="float">
            <text:p>130.3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0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0000000" calcext:value-type="float">
            <text:p>1.44E+01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213" calcext:value-type="float">
            <text:p>121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.77348" calcext:value-type="float">
            <text:p>39.77</text:p>
          </table:table-cell>
          <table:table-cell office:value-type="float" office:value="141.141" calcext:value-type="float">
            <text:p>141.1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10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2000000" calcext:value-type="float">
            <text:p>1.44E+01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214" calcext:value-type="float">
            <text:p>1214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355" calcext:value-type="float">
            <text:p>35.78</text:p>
          </table:table-cell>
          <table:table-cell office:value-type="float" office:value="139.4747" calcext:value-type="float">
            <text:p>139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10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2000000" calcext:value-type="float">
            <text:p>1.44E+01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15" calcext:value-type="float">
            <text:p>1215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988" calcext:value-type="float">
            <text:p>35.79</text:p>
          </table:table-cell>
          <table:table-cell office:value-type="float" office:value="139.4687" calcext:value-type="float">
            <text:p>139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11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4000000" calcext:value-type="float">
            <text:p>1.44E+01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216" calcext:value-type="float">
            <text:p>1216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32695" calcext:value-type="float">
            <text:p>36.33</text:p>
          </table:table-cell>
          <table:table-cell office:value-type="float" office:value="140.4644" calcext:value-type="float">
            <text:p>140.4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12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8000000" calcext:value-type="float">
            <text:p>1.44E+01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218" calcext:value-type="float">
            <text:p>1218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7116" calcext:value-type="float">
            <text:p>35.77</text:p>
          </table:table-cell>
          <table:table-cell office:value-type="float" office:value="139.8431" calcext:value-type="float">
            <text:p>139.8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12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8000000" calcext:value-type="float">
            <text:p>1.44E+01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219" calcext:value-type="float">
            <text:p>1219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8478" calcext:value-type="float">
            <text:p>35.68</text:p>
          </table:table-cell>
          <table:table-cell office:value-type="float" office:value="139.7829" calcext:value-type="float">
            <text:p>139.7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12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8000000" calcext:value-type="float">
            <text:p>1.44E+01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220" calcext:value-type="float">
            <text:p>122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.81777" calcext:value-type="float">
            <text:p>34.82</text:p>
          </table:table-cell>
          <table:table-cell office:value-type="float" office:value="137.3525" calcext:value-type="float">
            <text:p>137.3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2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9000000" calcext:value-type="float">
            <text:p>1.44E+01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221" calcext:value-type="float">
            <text:p>122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57553" calcext:value-type="float">
            <text:p>33.58</text:p>
          </table:table-cell>
          <table:table-cell office:value-type="float" office:value="130.3382" calcext:value-type="float">
            <text:p>130.3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2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9000000" calcext:value-type="float">
            <text:p>1.44E+01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22" calcext:value-type="float">
            <text:p>1222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41108" calcext:value-type="float">
            <text:p>34.41</text:p>
          </table:table-cell>
          <table:table-cell office:value-type="float" office:value="132.4511" calcext:value-type="float">
            <text:p>132.4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1000000" calcext:value-type="float">
            <text:p>1.44E+01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223" calcext:value-type="float">
            <text:p>122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08391" calcext:value-type="float">
            <text:p>43.08</text:p>
          </table:table-cell>
          <table:table-cell office:value-type="float" office:value="141.2971" calcext:value-type="float">
            <text:p>141.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3000000" calcext:value-type="float">
            <text:p>1.44E+01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224" calcext:value-type="float">
            <text:p>1224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48" calcext:value-type="float">
            <text:p>35.67</text:p>
          </table:table-cell>
          <table:table-cell office:value-type="float" office:value="139.7628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2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4000000" calcext:value-type="float">
            <text:p>1.44E+01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225" calcext:value-type="float">
            <text:p>1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482" calcext:value-type="float">
            <text:p>35.65</text:p>
          </table:table-cell>
          <table:table-cell office:value-type="float" office:value="139.7522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2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4000000" calcext:value-type="float">
            <text:p>1.44E+01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226" calcext:value-type="float">
            <text:p>1226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955" calcext:value-type="float">
            <text:p>35.65</text:p>
          </table:table-cell>
          <table:table-cell office:value-type="float" office:value="139.7532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2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4000000" calcext:value-type="float">
            <text:p>1.44E+01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227" calcext:value-type="float">
            <text:p>1227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19818" calcext:value-type="float">
            <text:p>36.2</text:p>
          </table:table-cell>
          <table:table-cell office:value-type="float" office:value="139.1389" calcext:value-type="float">
            <text:p>139.1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2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5000000" calcext:value-type="float">
            <text:p>1.44E+01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228" calcext:value-type="float">
            <text:p>12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.07541" calcext:value-type="float">
            <text:p>43.08</text:p>
          </table:table-cell>
          <table:table-cell office:value-type="float" office:value="141.3444" calcext:value-type="float">
            <text:p>141.3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3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8000000" calcext:value-type="float">
            <text:p>1.44E+01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229" calcext:value-type="float">
            <text:p>1229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07621" calcext:value-type="float">
            <text:p>43.08</text:p>
          </table:table-cell>
          <table:table-cell office:value-type="float" office:value="141.3453" calcext:value-type="float">
            <text:p>141.3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3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8000000" calcext:value-type="float">
            <text:p>1.44E+01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230" calcext:value-type="float">
            <text:p>1230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546" calcext:value-type="float">
            <text:p>34.39</text:p>
          </table:table-cell>
          <table:table-cell office:value-type="float" office:value="132.4417" calcext:value-type="float">
            <text:p>132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4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31" calcext:value-type="float">
            <text:p>1231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0331" calcext:value-type="float">
            <text:p>34.8</text:p>
          </table:table-cell>
          <table:table-cell office:value-type="float" office:value="137.3459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4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32" calcext:value-type="float">
            <text:p>123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7144" calcext:value-type="float">
            <text:p>35.77</text:p>
          </table:table-cell>
          <table:table-cell office:value-type="float" office:value="139.8467" calcext:value-type="float">
            <text:p>139.8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4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233" calcext:value-type="float">
            <text:p>1233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.88247" calcext:value-type="float">
            <text:p>37.88</text:p>
          </table:table-cell>
          <table:table-cell office:value-type="float" office:value="139.0811" calcext:value-type="float">
            <text:p>139.0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4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234" calcext:value-type="float">
            <text:p>1234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10063" calcext:value-type="float">
            <text:p>43.1</text:p>
          </table:table-cell>
          <table:table-cell office:value-type="float" office:value="141.3391" calcext:value-type="float">
            <text:p>141.3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5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235" calcext:value-type="float">
            <text:p>1235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6719" calcext:value-type="float">
            <text:p>35.77</text:p>
          </table:table-cell>
          <table:table-cell office:value-type="float" office:value="139.8356" calcext:value-type="float">
            <text:p>139.8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236" calcext:value-type="float">
            <text:p>1236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10137" calcext:value-type="float">
            <text:p>43.1</text:p>
          </table:table-cell>
          <table:table-cell office:value-type="float" office:value="141.3445" calcext:value-type="float">
            <text:p>141.3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5000000" calcext:value-type="float">
            <text:p>1.44E+01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237" calcext:value-type="float">
            <text:p>1237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10261" calcext:value-type="float">
            <text:p>43.1</text:p>
          </table:table-cell>
          <table:table-cell office:value-type="float" office:value="141.3548" calcext:value-type="float">
            <text:p>141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5000000" calcext:value-type="float">
            <text:p>1.44E+01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238" calcext:value-type="float">
            <text:p>1238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571" calcext:value-type="float">
            <text:p>35.76</text:p>
          </table:table-cell>
          <table:table-cell office:value-type="float" office:value="139.8291" calcext:value-type="float">
            <text:p>139.8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5000000" calcext:value-type="float">
            <text:p>1.44E+01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239" calcext:value-type="float">
            <text:p>1239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57496" calcext:value-type="float">
            <text:p>33.57</text:p>
          </table:table-cell>
          <table:table-cell office:value-type="float" office:value="130.3306" calcext:value-type="float">
            <text:p>130.3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5000000" calcext:value-type="float">
            <text:p>1.44E+01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240" calcext:value-type="float">
            <text:p>1240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70369" calcext:value-type="float">
            <text:p>35.7</text:p>
          </table:table-cell>
          <table:table-cell office:value-type="float" office:value="139.6011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5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7000000" calcext:value-type="float">
            <text:p>1.44E+01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241" calcext:value-type="float">
            <text:p>124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57877" calcext:value-type="float">
            <text:p>33.58</text:p>
          </table:table-cell>
          <table:table-cell office:value-type="float" office:value="130.3278" calcext:value-type="float">
            <text:p>130.3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82000000" calcext:value-type="float">
            <text:p>1.44E+01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42" calcext:value-type="float">
            <text:p>1242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5227" calcext:value-type="float">
            <text:p>26.25</text:p>
          </table:table-cell>
          <table:table-cell office:value-type="float" office:value="127.7576" calcext:value-type="float">
            <text:p>127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7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82000000" calcext:value-type="float">
            <text:p>1.44E+01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243" calcext:value-type="float">
            <text:p>1243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87681" calcext:value-type="float">
            <text:p>37.88</text:p>
          </table:table-cell>
          <table:table-cell office:value-type="float" office:value="139.0804" calcext:value-type="float">
            <text:p>139.0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7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84000000" calcext:value-type="float">
            <text:p>1.44E+01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244" calcext:value-type="float">
            <text:p>1244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1038" calcext:value-type="float">
            <text:p>35.91</text:p>
          </table:table-cell>
          <table:table-cell office:value-type="float" office:value="139.6237" calcext:value-type="float">
            <text:p>139.6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7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84000000" calcext:value-type="float">
            <text:p>1.44E+01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245" calcext:value-type="float">
            <text:p>1245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98" calcext:value-type="float">
            <text:p>35.65</text:p>
          </table:table-cell>
          <table:table-cell office:value-type="float" office:value="139.7568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7:52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85000000" calcext:value-type="float">
            <text:p>1.44E+01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246" calcext:value-type="float">
            <text:p>1246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.65014" calcext:value-type="float">
            <text:p>35.65</text:p>
          </table:table-cell>
          <table:table-cell office:value-type="float" office:value="139.7563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7:5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85000000" calcext:value-type="float">
            <text:p>1.44E+01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247" calcext:value-type="float">
            <text:p>1247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44" calcext:value-type="float">
            <text:p>35.68</text:p>
          </table:table-cell>
          <table:table-cell office:value-type="float" office:value="139.7298" calcext:value-type="float">
            <text:p>139.7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9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90000000" calcext:value-type="float">
            <text:p>1.44E+01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48" calcext:value-type="float">
            <text:p>1248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99386" calcext:value-type="float">
            <text:p>34.99</text:p>
          </table:table-cell>
          <table:table-cell office:value-type="float" office:value="137.1645" calcext:value-type="float">
            <text:p>137.1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9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90000000" calcext:value-type="float">
            <text:p>1.44E+01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249" calcext:value-type="float">
            <text:p>1249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0171" calcext:value-type="float">
            <text:p>35.8</text:p>
          </table:table-cell>
          <table:table-cell office:value-type="float" office:value="139.9813" calcext:value-type="float">
            <text:p>139.9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9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90000000" calcext:value-type="float">
            <text:p>1.44E+01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251" calcext:value-type="float">
            <text:p>125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.77192" calcext:value-type="float">
            <text:p>39.77</text:p>
          </table:table-cell>
          <table:table-cell office:value-type="float" office:value="141.1368" calcext:value-type="float">
            <text:p>141.1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11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97000000" calcext:value-type="float">
            <text:p>1.44E+01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253" calcext:value-type="float">
            <text:p>1253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92319" calcext:value-type="float">
            <text:p>37.92</text:p>
          </table:table-cell>
          <table:table-cell office:value-type="float" office:value="140.6092" calcext:value-type="float">
            <text:p>140.6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3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13000000" calcext:value-type="float">
            <text:p>1.44E+01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255" calcext:value-type="float">
            <text:p>1255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258" calcext:value-type="float">
            <text:p>35.72</text:p>
          </table:table-cell>
          <table:table-cell office:value-type="float" office:value="139.8667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6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5000000" calcext:value-type="float">
            <text:p>1.44E+01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256" calcext:value-type="float">
            <text:p>1256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07731" calcext:value-type="float">
            <text:p>43.08</text:p>
          </table:table-cell>
          <table:table-cell office:value-type="float" office:value="141.3435" calcext:value-type="float">
            <text:p>141.3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7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5000000" calcext:value-type="float">
            <text:p>1.44E+01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257" calcext:value-type="float">
            <text:p>1257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719" calcext:value-type="float">
            <text:p>35.79</text:p>
          </table:table-cell>
          <table:table-cell office:value-type="float" office:value="139.4735" calcext:value-type="float">
            <text:p>139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7000000" calcext:value-type="float">
            <text:p>1.44E+01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258" calcext:value-type="float">
            <text:p>1258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965" calcext:value-type="float">
            <text:p>35.79</text:p>
          </table:table-cell>
          <table:table-cell office:value-type="float" office:value="139.4746" calcext:value-type="float">
            <text:p>139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8000000" calcext:value-type="float">
            <text:p>1.44E+01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259" calcext:value-type="float">
            <text:p>1259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013" calcext:value-type="float">
            <text:p>35.69</text:p>
          </table:table-cell>
          <table:table-cell office:value-type="float" office:value="139.7089" calcext:value-type="float">
            <text:p>139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7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8000000" calcext:value-type="float">
            <text:p>1.44E+01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62" calcext:value-type="float">
            <text:p>1262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836" calcext:value-type="float">
            <text:p>35.51</text:p>
          </table:table-cell>
          <table:table-cell office:value-type="float" office:value="139.6755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8:22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0000000" calcext:value-type="float">
            <text:p>1.44E+01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263" calcext:value-type="float">
            <text:p>126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1746" calcext:value-type="float">
            <text:p>34.82</text:p>
          </table:table-cell>
          <table:table-cell office:value-type="float" office:value="137.352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8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0000000" calcext:value-type="float">
            <text:p>1.44E+01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264" calcext:value-type="float">
            <text:p>126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624" calcext:value-type="float">
            <text:p>35.69</text:p>
          </table:table-cell>
          <table:table-cell office:value-type="float" office:value="139.8001" calcext:value-type="float">
            <text:p>139.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8:3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0000000" calcext:value-type="float">
            <text:p>1.44E+01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265" calcext:value-type="float">
            <text:p>1265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4085" calcext:value-type="float">
            <text:p>35.84</text:p>
          </table:table-cell>
          <table:table-cell office:value-type="float" office:value="137.9342" calcext:value-type="float">
            <text:p>137.9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9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5000000" calcext:value-type="float">
            <text:p>1.44E+01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66" calcext:value-type="float">
            <text:p>1266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3213" calcext:value-type="float">
            <text:p>35.83</text:p>
          </table:table-cell>
          <table:table-cell office:value-type="float" office:value="137.928" calcext:value-type="float">
            <text:p>137.9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9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5000000" calcext:value-type="float">
            <text:p>1.44E+01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267" calcext:value-type="float">
            <text:p>1267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2472" calcext:value-type="float">
            <text:p>39.72</text:p>
          </table:table-cell>
          <table:table-cell office:value-type="float" office:value="141.1468" calcext:value-type="float">
            <text:p>141.1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10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8000000" calcext:value-type="float">
            <text:p>1.44E+01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269" calcext:value-type="float">
            <text:p>1269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00596" calcext:value-type="float">
            <text:p>35.01</text:p>
          </table:table-cell>
          <table:table-cell office:value-type="float" office:value="137.0604" calcext:value-type="float">
            <text:p>137.0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11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40000000" calcext:value-type="float">
            <text:p>1.44E+012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270" calcext:value-type="float">
            <text:p>127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40378" calcext:value-type="float">
            <text:p>35.4</text:p>
          </table:table-cell>
          <table:table-cell office:value-type="float" office:value="139.5725" calcext:value-type="float">
            <text:p>139.57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14-07-2015, 11:42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42000000" calcext:value-type="float">
            <text:p>1.44E+01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271" calcext:value-type="float">
            <text:p>127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2979" calcext:value-type="float">
            <text:p>35.43</text:p>
          </table:table-cell>
          <table:table-cell office:value-type="float" office:value="139.4929" calcext:value-type="float">
            <text:p>139.4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11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42000000" calcext:value-type="float">
            <text:p>1.44E+01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273" calcext:value-type="float">
            <text:p>127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.79985" calcext:value-type="float">
            <text:p>34.8</text:p>
          </table:table-cell>
          <table:table-cell office:value-type="float" office:value="137.354" calcext:value-type="float">
            <text:p>137.3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1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47000000" calcext:value-type="float">
            <text:p>1.44E+01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276" calcext:value-type="float">
            <text:p>1276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4339" calcext:value-type="float">
            <text:p>35.84</text:p>
          </table:table-cell>
          <table:table-cell office:value-type="float" office:value="139.9137" calcext:value-type="float">
            <text:p>139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3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4000000" calcext:value-type="float">
            <text:p>1.44E+01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277" calcext:value-type="float">
            <text:p>1277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0433" calcext:value-type="float">
            <text:p>39.7</text:p>
          </table:table-cell>
          <table:table-cell office:value-type="float" office:value="141.1238" calcext:value-type="float">
            <text:p>141.1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3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6000000" calcext:value-type="float">
            <text:p>1.44E+01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278" calcext:value-type="float">
            <text:p>1278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059" calcext:value-type="float">
            <text:p>39.71</text:p>
          </table:table-cell>
          <table:table-cell office:value-type="float" office:value="141.1318" calcext:value-type="float">
            <text:p>141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3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6000000" calcext:value-type="float">
            <text:p>1.44E+01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279" calcext:value-type="float">
            <text:p>1279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69165" calcext:value-type="float">
            <text:p>35.69</text:p>
          </table:table-cell>
          <table:table-cell office:value-type="float" office:value="139.6952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3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6000000" calcext:value-type="float">
            <text:p>1.44E+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80" calcext:value-type="float">
            <text:p>128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34937" calcext:value-type="float">
            <text:p>36.35</text:p>
          </table:table-cell>
          <table:table-cell office:value-type="float" office:value="140.4868" calcext:value-type="float">
            <text:p>140.4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3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6000000" calcext:value-type="float">
            <text:p>1.44E+01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281" calcext:value-type="float">
            <text:p>1281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005" calcext:value-type="float">
            <text:p>35.6</text:p>
          </table:table-cell>
          <table:table-cell office:value-type="float" office:value="136.9473" calcext:value-type="float">
            <text:p>136.9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3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6000000" calcext:value-type="float">
            <text:p>1.44E+01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82" calcext:value-type="float">
            <text:p>1282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381" calcext:value-type="float">
            <text:p>35.78</text:p>
          </table:table-cell>
          <table:table-cell office:value-type="float" office:value="136.924" calcext:value-type="float">
            <text:p>136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3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7000000" calcext:value-type="float">
            <text:p>1.44E+01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283" calcext:value-type="float">
            <text:p>128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722" calcext:value-type="float">
            <text:p>35.87</text:p>
          </table:table-cell>
          <table:table-cell office:value-type="float" office:value="136.8753" calcext:value-type="float">
            <text:p>136.8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3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7000000" calcext:value-type="float">
            <text:p>1.44E+01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284" calcext:value-type="float">
            <text:p>1284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7337" calcext:value-type="float">
            <text:p>35.87</text:p>
          </table:table-cell>
          <table:table-cell office:value-type="float" office:value="136.8766" calcext:value-type="float">
            <text:p>136.8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4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7000000" calcext:value-type="float">
            <text:p>1.44E+01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285" calcext:value-type="float">
            <text:p>128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87555" calcext:value-type="float">
            <text:p>35.88</text:p>
          </table:table-cell>
          <table:table-cell office:value-type="float" office:value="136.8785" calcext:value-type="float">
            <text:p>136.8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4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7000000" calcext:value-type="float">
            <text:p>1.44E+01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86" calcext:value-type="float">
            <text:p>1286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92621" calcext:value-type="float">
            <text:p>35.93</text:p>
          </table:table-cell>
          <table:table-cell office:value-type="float" office:value="136.8748" calcext:value-type="float">
            <text:p>136.8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4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7000000" calcext:value-type="float">
            <text:p>1.44E+01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287" calcext:value-type="float">
            <text:p>1287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68316" calcext:value-type="float">
            <text:p>39.68</text:p>
          </table:table-cell>
          <table:table-cell office:value-type="float" office:value="141.1354" calcext:value-type="float">
            <text:p>141.1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4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9000000" calcext:value-type="float">
            <text:p>1.44E+01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288" calcext:value-type="float">
            <text:p>1288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879" calcext:value-type="float">
            <text:p>35.99</text:p>
          </table:table-cell>
          <table:table-cell office:value-type="float" office:value="136.9095" calcext:value-type="float">
            <text:p>136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4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8000000" calcext:value-type="float">
            <text:p>1.44E+01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289" calcext:value-type="float">
            <text:p>128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98907" calcext:value-type="float">
            <text:p>35.99</text:p>
          </table:table-cell>
          <table:table-cell office:value-type="float" office:value="136.9125" calcext:value-type="float">
            <text:p>136.9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4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9000000" calcext:value-type="float">
            <text:p>1.44E+01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291" calcext:value-type="float">
            <text:p>1291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97255" calcext:value-type="float">
            <text:p>34.97</text:p>
          </table:table-cell>
          <table:table-cell office:value-type="float" office:value="137.0427" calcext:value-type="float">
            <text:p>137.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5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4000000" calcext:value-type="float">
            <text:p>1.44E+01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92" calcext:value-type="float">
            <text:p>129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8524" calcext:value-type="float">
            <text:p>35.79</text:p>
          </table:table-cell>
          <table:table-cell office:value-type="float" office:value="139.9011" calcext:value-type="float">
            <text:p>139.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5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4000000" calcext:value-type="float">
            <text:p>1.44E+01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293" calcext:value-type="float">
            <text:p>129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89235" calcext:value-type="float">
            <text:p>36.89</text:p>
          </table:table-cell>
          <table:table-cell office:value-type="float" office:value="137.4934" calcext:value-type="float">
            <text:p>137.4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6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6000000" calcext:value-type="float">
            <text:p>1.44E+01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294" calcext:value-type="float">
            <text:p>1294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91566" calcext:value-type="float">
            <text:p>36.92</text:p>
          </table:table-cell>
          <table:table-cell office:value-type="float" office:value="137.5126" calcext:value-type="float">
            <text:p>137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6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6000000" calcext:value-type="float">
            <text:p>1.44E+01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295" calcext:value-type="float">
            <text:p>1295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7995" calcext:value-type="float">
            <text:p>34.38</text:p>
          </table:table-cell>
          <table:table-cell office:value-type="float" office:value="132.4669" calcext:value-type="float">
            <text:p>132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6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6000000" calcext:value-type="float">
            <text:p>1.44E+01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296" calcext:value-type="float">
            <text:p>129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.84923" calcext:value-type="float">
            <text:p>34.85</text:p>
          </table:table-cell>
          <table:table-cell office:value-type="float" office:value="137.3185" calcext:value-type="float">
            <text:p>137.32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6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8000000" calcext:value-type="float">
            <text:p>1.44E+01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298" calcext:value-type="float">
            <text:p>1298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4854" calcext:value-type="float">
            <text:p>35.65</text:p>
          </table:table-cell>
          <table:table-cell office:value-type="float" office:value="139.7551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1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9000000" calcext:value-type="float">
            <text:p>1.44E+01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299" calcext:value-type="float">
            <text:p>1299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023" calcext:value-type="float">
            <text:p>35.65</text:p>
          </table:table-cell>
          <table:table-cell office:value-type="float" office:value="139.754" calcext:value-type="float">
            <text:p>139.7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1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9000000" calcext:value-type="float">
            <text:p>1.44E+01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300" calcext:value-type="float">
            <text:p>1300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6131" calcext:value-type="float">
            <text:p>34.86</text:p>
          </table:table-cell>
          <table:table-cell office:value-type="float" office:value="135.6754" calcext:value-type="float">
            <text:p>135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70000000" calcext:value-type="float">
            <text:p>1.44E+01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301" calcext:value-type="float">
            <text:p>130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338" calcext:value-type="float">
            <text:p>35.68</text:p>
          </table:table-cell>
          <table:table-cell office:value-type="float" office:value="139.6537" calcext:value-type="float">
            <text:p>139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70000000" calcext:value-type="float">
            <text:p>1.44E+01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305" calcext:value-type="float">
            <text:p>1305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7176" calcext:value-type="float">
            <text:p>39.77</text:p>
          </table:table-cell>
          <table:table-cell office:value-type="float" office:value="141.1365" calcext:value-type="float">
            <text:p>141.1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9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75000000" calcext:value-type="float">
            <text:p>1.44E+01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306" calcext:value-type="float">
            <text:p>1306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5224" calcext:value-type="float">
            <text:p>26.25</text:p>
          </table:table-cell>
          <table:table-cell office:value-type="float" office:value="127.7564" calcext:value-type="float">
            <text:p>127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8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75000000" calcext:value-type="float">
            <text:p>1.44E+01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307" calcext:value-type="float">
            <text:p>1307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322" calcext:value-type="float">
            <text:p>35.49</text:p>
          </table:table-cell>
          <table:table-cell office:value-type="float" office:value="139.6638" calcext:value-type="float">
            <text:p>139.6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10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79000000" calcext:value-type="float">
            <text:p>1.44E+01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308" calcext:value-type="float">
            <text:p>1308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8545" calcext:value-type="float">
            <text:p>34.39</text:p>
          </table:table-cell>
          <table:table-cell office:value-type="float" office:value="132.4417" calcext:value-type="float">
            <text:p>132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10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81000000" calcext:value-type="float">
            <text:p>1.44E+01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311" calcext:value-type="float">
            <text:p>1311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9648" calcext:value-type="float">
            <text:p>35.8</text:p>
          </table:table-cell>
          <table:table-cell office:value-type="float" office:value="139.9155" calcext:value-type="float">
            <text:p>139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5-07-2015, 1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90000000" calcext:value-type="float">
            <text:p>1.44E+01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12" calcext:value-type="float">
            <text:p>1312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.23293" calcext:value-type="float">
            <text:p>38.23</text:p>
          </table:table-cell>
          <table:table-cell office:value-type="float" office:value="140.9" calcext:value-type="float">
            <text:p>140.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5-07-2015, 3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98000000" calcext:value-type="float">
            <text:p>1.44E+01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313" calcext:value-type="float">
            <text:p>1313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531" calcext:value-type="float">
            <text:p>35.7</text:p>
          </table:table-cell>
          <table:table-cell office:value-type="float" office:value="139.6561" calcext:value-type="float">
            <text:p>139.6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5-07-2015, 5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904000000" calcext:value-type="float">
            <text:p>1.44E+01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314" calcext:value-type="float">
            <text:p>1314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3744" calcext:value-type="float">
            <text:p>35.74</text:p>
          </table:table-cell>
          <table:table-cell office:value-type="float" office:value="139.6556" calcext:value-type="float">
            <text:p>139.6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5-07-2015, 6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910000000" calcext:value-type="float">
            <text:p>1.44E+01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316" calcext:value-type="float">
            <text:p>1316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9031" calcext:value-type="float">
            <text:p>34.69</text:p>
          </table:table-cell>
          <table:table-cell office:value-type="float" office:value="135.5099" calcext:value-type="float">
            <text:p>135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5-07-2015, 7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913000000" calcext:value-type="float">
            <text:p>1.44E+01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317" calcext:value-type="float">
            <text:p>1317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.38674" calcext:value-type="float">
            <text:p>34.39</text:p>
          </table:table-cell>
          <table:table-cell office:value-type="float" office:value="132.4644" calcext:value-type="float">
            <text:p>132.4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5-07-2015, 7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914000000" calcext:value-type="float">
            <text:p>1.44E+01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318" calcext:value-type="float">
            <text:p>1318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656" calcext:value-type="float">
            <text:p>35.51</text:p>
          </table:table-cell>
          <table:table-cell office:value-type="float" office:value="139.6745" calcext:value-type="float">
            <text:p>139.6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5-07-2015, 8:07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915000000" calcext:value-type="float">
            <text:p>1.44E+01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319" calcext:value-type="float">
            <text:p>1319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81714" calcext:value-type="float">
            <text:p>34.82</text:p>
          </table:table-cell>
          <table:table-cell office:value-type="float" office:value="137.3494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5-07-2015, 8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916000000" calcext:value-type="float">
            <text:p>1.44E+0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4:02:30.5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8M52S</meta:editing-duration>
    <meta:editing-cycles>4</meta:editing-cycles>
    <meta:generator>LibreOffice/4.4.2.2$Windows_x86 LibreOffice_project/c4c7d32d0d49397cad38d62472b0bc8acff48dd6</meta:generator>
    <dc:date>2015-07-16T16:50:50.676000000</dc:date>
    <meta:document-statistic meta:table-count="3" meta:cell-count="8484" meta:object-count="0"/>
    <meta:user-defined meta:name="Info 1"/>
    <meta:user-defined meta:name="Info 2"/>
    <meta:user-defined meta:name="Info 3"/>
    <meta:user-defined meta:name="Info 4"/>
  </office:meta>
</office:document-meta>
</file>